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fo:font-weight="normal" style:font-weight-asian="normal" style:font-weight-complex="normal"/>
    </style:style>
    <style:style style:name="P6" style:family="paragraph" style:parent-style-name="AccentLowBox">
      <style:paragraph-properties fo:text-align="center" style:justify-single-word="false"/>
    </style:style>
    <style:style style:name="P7" style:family="paragraph" style:parent-style-name="AccentMidBox">
      <style:text-properties style:text-underline-style="none"/>
    </style:style>
    <style:style style:name="P8" style:family="paragraph" style:parent-style-name="AccentLowHead">
      <style:paragraph-properties fo:margin-top="0.499cm" fo:margin-bottom="0.3cm"/>
    </style:style>
    <style:style style:name="P9" style:family="paragraph" style:parent-style-name="AccentHighHead">
      <style:paragraph-properties fo:margin-top="0.499cm" fo:margin-bottom="0.3cm"/>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Tahoma3" style:font-name-asian="Wingdings" style:font-name-complex="Wingdings"/>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text-properties fo:language="en" fo:country="GB"/>
    </style:style>
    <style:style style:name="P15" style:family="paragraph" style:parent-style-name="Text_20_body" style:master-page-name="">
      <style:paragraph-properties style:page-number="auto" fo:keep-with-next="auto"/>
    </style:style>
    <style:style style:name="P16"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7"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8" style:family="paragraph" style:parent-style-name="Text_20_body">
      <style:paragraph-properties fo:keep-with-next="always"/>
    </style:style>
    <style:style style:name="P19" style:family="paragraph" style:parent-style-name="AccentHighHead">
      <style:paragraph-properties fo:margin-left="0.801cm" fo:margin-right="0.499cm" fo:text-indent="-0.3cm" style:auto-text-indent="false">
        <style:tab-stops/>
      </style:paragraph-properties>
    </style:style>
    <style:style style:name="P20" style:family="paragraph" style:parent-style-name="Text_20_body_20_indent">
      <style:paragraph-properties fo:margin-left="0cm" fo:margin-right="0cm" fo:text-indent="0cm" style:auto-text-indent="false"/>
    </style:style>
    <style:style style:name="P21" style:family="paragraph" style:parent-style-name="Contents_20_3">
      <style:paragraph-properties>
        <style:tab-stops>
          <style:tab-stop style:position="16.002cm" style:type="right"/>
        </style:tab-stops>
      </style:paragraph-properties>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tab-stops>
      </style:paragraph-properties>
    </style:style>
    <style:style style:name="P24" style:family="paragraph" style:parent-style-name="Contents_20_2">
      <style:paragraph-properties>
        <style:tab-stops>
          <style:tab-stop style:position="16.501cm" style:type="right"/>
        </style:tab-stops>
      </style:paragraph-properties>
    </style:style>
    <style:style style:name="P25" style:family="paragraph" style:parent-style-name="Contents_20_4">
      <style:paragraph-properties>
        <style:tab-stops>
          <style:tab-stop style:position="15.503cm" style:type="right"/>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1">
      <style:text-properties fo:language="en" fo:country="GB"/>
    </style:style>
    <style:style style:name="P34" style:family="paragraph" style:parent-style-name="Text_20_body" style:list-style-name="L12">
      <style:text-properties fo:language="en" fo:country="GB"/>
    </style:style>
    <style:style style:name="P35" style:family="paragraph" style:parent-style-name="Text_20_body" style:list-style-name="L13">
      <style:text-properties fo:language="en" fo:country="GB"/>
    </style:style>
    <style:style style:name="P36" style:family="paragraph" style:parent-style-name="Text_20_body" style:list-style-name="List_20_1">
      <style:paragraph-properties fo:margin-top="0cm" fo:margin-bottom="0.15cm"/>
    </style:style>
    <style:style style:name="P3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38" style:family="paragraph" style:parent-style-name="Text_20_body" style:list-style-name="L6" style:master-page-name="">
      <style:paragraph-properties style:page-number="auto" fo:keep-with-next="always"/>
    </style:style>
    <style:style style:name="P39" style:family="paragraph" style:parent-style-name="Text_20_body" style:list-style-name="L3">
      <style:paragraph-properties style:shadow="none" fo:keep-with-next="always"/>
      <style:text-properties style:font-name="Tahoma3" style:font-name-asian="Wingdings" style:font-name-complex="Wingdings"/>
    </style:style>
    <style:style style:name="P40" style:family="paragraph" style:parent-style-name="Text_20_body">
      <style:paragraph-properties style:writing-mode="lr-tb"/>
    </style:style>
    <style:style style:name="P41" style:family="paragraph" style:parent-style-name="Text_20_body" style:list-style-name="L8">
      <style:paragraph-properties style:writing-mode="lr-tb"/>
    </style:style>
    <style:style style:name="P42" style:family="paragraph" style:parent-style-name="Text_20_body">
      <style:paragraph-properties style:writing-mode="lr-tb"/>
      <style:text-properties fo:font-weight="bold" style:font-weight-asian="bold" style:font-weight-complex="bold"/>
    </style:style>
    <style:style style:name="P43" style:family="paragraph" style:parent-style-name="Text_20_body" style:list-style-name="L11">
      <style:paragraph-properties fo:margin-top="0cm" fo:margin-bottom="0cm"/>
      <style:text-properties fo:language="en" fo:country="GB"/>
    </style:style>
    <style:style style:name="P44" style:family="paragraph" style:parent-style-name="Text_20_body" style:list-style-name="L12">
      <style:paragraph-properties fo:margin-top="0cm" fo:margin-bottom="0cm"/>
      <style:text-properties fo:language="en" fo:country="GB"/>
    </style:style>
    <style:style style:name="P45" style:family="paragraph" style:parent-style-name="Text_20_body" style:list-style-name="L13">
      <style:paragraph-properties fo:margin-top="0cm" fo:margin-bottom="0cm"/>
      <style:text-properties fo:language="en" fo:country="GB"/>
    </style:style>
    <style:style style:name="P46" style:family="paragraph" style:parent-style-name="Heading_20_3">
      <style:text-properties style:font-name="Tahoma3" style:font-name-asian="Wingdings" style:font-name-complex="Wingdings"/>
    </style:style>
    <style:style style:name="P47" style:family="paragraph" style:parent-style-name="Heading_20_3">
      <style:text-properties fo:language="en" fo:country="GB"/>
    </style:style>
    <style:style style:name="P48" style:family="paragraph" style:parent-style-name="Heading_20_3" style:list-style-name="Nummerierung_20_3_20_mit_20_Nummern">
      <style:text-properties fo:language="en" fo:country="GB"/>
    </style:style>
    <style:style style:name="P49" style:family="paragraph" style:parent-style-name="Heading_20_3" style:master-page-name="">
      <style:paragraph-properties style:page-number="auto" fo:keep-with-next="always"/>
    </style:style>
    <style:style style:name="P50" style:family="paragraph" style:parent-style-name="Heading_20_2">
      <style:text-properties style:font-name="Tahoma3" style:font-name-asian="Wingdings" style:font-name-complex="Wingdings"/>
    </style:style>
    <style:style style:name="P51" style:family="paragraph" style:parent-style-name="Heading_20_2">
      <style:text-properties fo:language="en" fo:country="GB"/>
    </style:style>
    <style:style style:name="P52" style:family="paragraph" style:parent-style-name="Heading_20_2" style:master-page-name="">
      <style:paragraph-properties style:page-number="auto" fo:break-before="page"/>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fo:language="en" fo:country="GB"/>
    </style:style>
    <style:style style:name="P55" style:family="paragraph" style:parent-style-name="AccentHighBox" style:list-style-name="BwAufzählung">
      <style:paragraph-properties fo:margin-left="0.801cm" fo:margin-right="0.499cm" fo:text-indent="-0.3cm" style:auto-text-indent="false">
        <style:tab-stops/>
      </style:paragraph-properties>
    </style:style>
    <style:style style:name="P56" style:family="paragraph" style:parent-style-name="AccentMidBox" style:list-style-name="BwAufzählung">
      <style:paragraph-properties fo:margin-left="0.499cm" fo:margin-right="0.499cm" fo:text-indent="0cm" style:auto-text-indent="false"/>
    </style:style>
    <style:style style:name="P57" style:family="paragraph" style:parent-style-name="Heading_20_4">
      <style:text-properties fo:language="en" fo:country="GB"/>
    </style:style>
    <style:style style:name="P58" style:family="paragraph" style:parent-style-name="Standard" style:list-style-name="L10">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40375712528664" text:id="ct140375712528664">
          <text:insertion>
            <office:change-info>
              <dc:creator>Romana Boldt</dc:creator>
              <dc:date>2019-04-15T17:36:00</dc:date>
            </office:change-info>
          </text:insertion>
        </text:changed-region>
        <text:changed-region xml:id="ct140375572028816" text:id="ct140375572028816">
          <text:insertion>
            <office:change-info>
              <dc:creator>Romana Boldt</dc:creator>
              <dc:date>2019-04-15T17:37:00</dc:date>
            </office:change-info>
          </text:insertion>
        </text:changed-region>
        <text:changed-region xml:id="ct140375572027472" text:id="ct140375572027472">
          <text:insertion>
            <office:change-info>
              <dc:creator>Romana Boldt</dc:creator>
              <dc:date>2019-04-15T17:38:00</dc:date>
            </office:change-info>
          </text:insertion>
        </text:changed-region>
        <text:changed-region xml:id="ct140375722269528" text:id="ct140375722269528">
          <text:insertion>
            <office:change-info>
              <dc:creator>Romana Boldt</dc:creator>
              <dc:date>2019-04-15T17:39:00</dc:date>
            </office:change-info>
          </text:insertion>
        </text:changed-region>
        <text:changed-region xml:id="ct140375761377352" text:id="ct140375761377352">
          <text:insertion>
            <office:change-info>
              <dc:creator>Romana Boldt</dc:creator>
              <dc:date>2019-04-15T17:42:00</dc:date>
            </office:change-info>
          </text:insertion>
        </text:changed-region>
        <text:changed-region xml:id="ct140375722270104" text:id="ct140375722270104">
          <text:insertion>
            <office:change-info>
              <dc:creator>Romana Boldt</dc:creator>
              <dc:date>2019-04-15T17:43:00</dc:date>
            </office:change-info>
          </text:insertion>
        </text:changed-region>
        <text:changed-region xml:id="ct140375722268376" text:id="ct140375722268376">
          <text:insertion>
            <office:change-info>
              <dc:creator>Romana Boldt</dc:creator>
              <dc:date>2019-04-15T17:44:00</dc:date>
            </office:change-info>
          </text:insertion>
        </text:changed-region>
        <text:changed-region xml:id="ct140375722269336" text:id="ct140375722269336">
          <text:insertion>
            <office:change-info>
              <dc:creator>Romana Boldt</dc:creator>
              <dc:date>2019-04-15T17:45:00</dc:date>
            </office:change-info>
          </text:insertion>
        </text:changed-region>
        <text:changed-region xml:id="ct140375827021392" text:id="ct140375827021392">
          <text:insertion>
            <office:change-info>
              <dc:creator>Romana Boldt</dc:creator>
              <dc:date>2019-04-15T17:46:00</dc:date>
            </office:change-info>
          </text:insertion>
        </text:changed-region>
        <text:changed-region xml:id="ct140375827020624" text:id="ct140375827020624">
          <text:insertion>
            <office:change-info>
              <dc:creator>Romana Boldt</dc:creator>
              <dc:date>2019-04-15T17:47:00</dc:date>
            </office:change-info>
          </text:insertion>
        </text:changed-region>
        <text:changed-region xml:id="ct140375827020816" text:id="ct140375827020816">
          <text:insertion>
            <office:change-info>
              <dc:creator>Romana Boldt</dc:creator>
              <dc:date>2019-04-15T17:48:00</dc:date>
            </office:change-info>
          </text:insertion>
        </text:changed-region>
        <text:changed-region xml:id="ct140375827021584" text:id="ct140375827021584">
          <text:insertion>
            <office:change-info>
              <dc:creator>Romana Boldt</dc:creator>
              <dc:date>2019-04-15T17:49:00</dc:date>
            </office:change-info>
          </text:insertion>
        </text:changed-region>
        <text:changed-region xml:id="ct140375722529744" text:id="ct140375722529744">
          <text:insertion>
            <office:change-info>
              <dc:creator>Romana Boldt</dc:creator>
              <dc:date>2019-04-15T17:50:00</dc:date>
            </office:change-info>
          </text:insertion>
        </text:changed-region>
        <text:changed-region xml:id="ct140375827021008" text:id="ct140375827021008">
          <text:insertion>
            <office:change-info>
              <dc:creator>Romana Boldt</dc:creator>
              <dc:date>2019-04-15T17:51:00</dc:date>
            </office:change-info>
          </text:insertion>
        </text:changed-region>
        <text:changed-region xml:id="ct140375722530896" text:id="ct140375722530896">
          <text:insertion>
            <office:change-info>
              <dc:creator>Romana Boldt</dc:creator>
              <dc:date>2019-04-15T17:52:00</dc:date>
            </office:change-info>
          </text:insertion>
        </text:changed-region>
        <text:changed-region xml:id="ct140375722532624" text:id="ct140375722532624">
          <text:insertion>
            <office:change-info>
              <dc:creator>Romana Boldt</dc:creator>
              <dc:date>2019-04-15T17:53:00</dc:date>
            </office:change-info>
          </text:insertion>
        </text:changed-region>
        <text:changed-region xml:id="ct140375724948680" text:id="ct140375724948680">
          <text:insertion>
            <office:change-info>
              <dc:creator>Romana Boldt</dc:creator>
              <dc:date>2019-04-15T22:26:00</dc:date>
            </office:change-info>
          </text:insertion>
        </text:changed-region>
        <text:changed-region xml:id="ct140375750632008" text:id="ct140375750632008">
          <text:insertion>
            <office:change-info>
              <dc:creator>Romana Boldt</dc:creator>
              <dc:date>2019-04-15T17:53:00</dc:date>
            </office:change-info>
          </text:insertion>
        </text:changed-region>
        <text:changed-region xml:id="ct140375722532432" text:id="ct140375722532432">
          <text:insertion>
            <office:change-info>
              <dc:creator>Romana Boldt</dc:creator>
              <dc:date>2019-04-15T17:54:00</dc:date>
            </office:change-info>
          </text:insertion>
        </text:changed-region>
        <text:changed-region xml:id="ct140375722530128" text:id="ct140375722530128">
          <text:insertion>
            <office:change-info>
              <dc:creator>Romana Boldt</dc:creator>
              <dc:date>2019-04-15T17:55:00</dc:date>
            </office:change-info>
          </text:insertion>
        </text:changed-region>
        <text:changed-region xml:id="ct140375722531088" text:id="ct140375722531088">
          <text:insertion>
            <office:change-info>
              <dc:creator>Romana Boldt</dc:creator>
              <dc:date>2019-04-15T17:56:00</dc:date>
            </office:change-info>
          </text:insertion>
        </text:changed-region>
        <text:changed-region xml:id="ct140375722530704" text:id="ct140375722530704">
          <text:insertion>
            <office:change-info>
              <dc:creator>Romana Boldt</dc:creator>
              <dc:date>2019-04-15T17:57:00</dc:date>
            </office:change-info>
          </text:insertion>
        </text:changed-region>
        <text:changed-region xml:id="ct140375722529936" text:id="ct140375722529936">
          <text:insertion>
            <office:change-info>
              <dc:creator>Romana Boldt</dc:creator>
              <dc:date>2019-04-15T17:58:00</dc:date>
            </office:change-info>
          </text:insertion>
        </text:changed-region>
        <text:changed-region xml:id="ct140375499448536" text:id="ct140375499448536">
          <text:insertion>
            <office:change-info>
              <dc:creator>Romana Boldt</dc:creator>
              <dc:date>2019-04-15T17:59:00</dc:date>
            </office:change-info>
          </text:insertion>
        </text:changed-region>
        <text:changed-region xml:id="ct140375499448344" text:id="ct140375499448344">
          <text:insertion>
            <office:change-info>
              <dc:creator>Romana Boldt</dc:creator>
              <dc:date>2019-04-15T18:22:00</dc:date>
            </office:change-info>
          </text:insertion>
        </text:changed-region>
        <text:changed-region xml:id="ct140375499450456" text:id="ct140375499450456">
          <text:insertion>
            <office:change-info>
              <dc:creator>Romana Boldt</dc:creator>
              <dc:date>2019-04-15T18:23:00</dc:date>
            </office:change-info>
          </text:insertion>
        </text:changed-region>
        <text:changed-region xml:id="ct140375499451800" text:id="ct140375499451800">
          <text:insertion>
            <office:change-info>
              <dc:creator>Romana Boldt</dc:creator>
              <dc:date>2019-04-15T18:24:00</dc:date>
            </office:change-info>
          </text:insertion>
        </text:changed-region>
        <text:changed-region xml:id="ct140375499449688" text:id="ct140375499449688">
          <text:insertion>
            <office:change-info>
              <dc:creator>Romana Boldt</dc:creator>
              <dc:date>2019-04-15T18:25:00</dc:date>
            </office:change-info>
          </text:insertion>
        </text:changed-region>
        <text:changed-region xml:id="ct140375499449112" text:id="ct140375499449112">
          <text:insertion>
            <office:change-info>
              <dc:creator>Romana Boldt</dc:creator>
              <dc:date>2019-04-15T18:26:00</dc:date>
            </office:change-info>
          </text:insertion>
        </text:changed-region>
        <text:changed-region xml:id="ct140375499448728" text:id="ct140375499448728">
          <text:insertion>
            <office:change-info>
              <dc:creator>Romana Boldt</dc:creator>
              <dc:date>2019-04-15T19:14:00</dc:date>
            </office:change-info>
          </text:insertion>
        </text:changed-region>
        <text:changed-region xml:id="ct140375499451416" text:id="ct140375499451416">
          <text:insertion>
            <office:change-info>
              <dc:creator>Romana Boldt</dc:creator>
              <dc:date>2019-04-15T19:15:00</dc:date>
            </office:change-info>
          </text:insertion>
        </text:changed-region>
        <text:changed-region xml:id="ct140375499450264" text:id="ct140375499450264">
          <text:insertion>
            <office:change-info>
              <dc:creator>Romana Boldt</dc:creator>
              <dc:date>2019-04-15T19:14:00</dc:date>
            </office:change-info>
          </text:insertion>
        </text:changed-region>
        <text:changed-region xml:id="ct140375499451032" text:id="ct140375499451032">
          <text:insertion>
            <office:change-info>
              <dc:creator>Romana Boldt</dc:creator>
              <dc:date>2019-04-15T19:15:00</dc:date>
            </office:change-info>
          </text:insertion>
        </text:changed-region>
        <text:changed-region xml:id="ct140375499448920" text:id="ct140375499448920">
          <text:insertion>
            <office:change-info>
              <dc:creator>Romana Boldt</dc:creator>
              <dc:date>2019-04-15T19:24:00</dc:date>
            </office:change-info>
          </text:insertion>
        </text:changed-region>
        <text:changed-region xml:id="ct140375499451608" text:id="ct140375499451608">
          <text:insertion>
            <office:change-info>
              <dc:creator>Romana Boldt</dc:creator>
              <dc:date>2019-04-15T19:25:00</dc:date>
            </office:change-info>
          </text:insertion>
        </text:changed-region>
        <text:changed-region xml:id="ct140375499452184" text:id="ct140375499452184">
          <text:insertion>
            <office:change-info>
              <dc:creator>Romana Boldt</dc:creator>
              <dc:date>2019-04-15T19:26:00</dc:date>
            </office:change-info>
          </text:insertion>
        </text:changed-region>
        <text:changed-region xml:id="ct140375499451992" text:id="ct140375499451992">
          <text:insertion>
            <office:change-info>
              <dc:creator>Romana Boldt</dc:creator>
              <dc:date>2019-04-15T19:48:00</dc:date>
            </office:change-info>
          </text:insertion>
        </text:changed-region>
        <text:changed-region xml:id="ct140375499449304" text:id="ct140375499449304">
          <text:insertion>
            <office:change-info>
              <dc:creator>Romana Boldt</dc:creator>
              <dc:date>2019-04-15T21:02:00</dc:date>
            </office:change-info>
          </text:insertion>
        </text:changed-region>
        <text:changed-region xml:id="ct140375499450072" text:id="ct140375499450072">
          <text:insertion>
            <office:change-info>
              <dc:creator>Romana Boldt</dc:creator>
              <dc:date>2019-04-15T21:03:00</dc:date>
            </office:change-info>
          </text:insertion>
        </text:changed-region>
        <text:changed-region xml:id="ct140375499449496" text:id="ct140375499449496">
          <text:insertion>
            <office:change-info>
              <dc:creator>Romana Boldt</dc:creator>
              <dc:date>2019-04-15T21:04:00</dc:date>
            </office:change-info>
          </text:insertion>
        </text:changed-region>
        <text:changed-region xml:id="ct140375499450648" text:id="ct140375499450648">
          <text:insertion>
            <office:change-info>
              <dc:creator>Romana Boldt</dc:creator>
              <dc:date>2019-04-15T21: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1"/>
      <text:p text:style-name="P11"><text:span text:style-name="Strong_20_Emphasis">Romana Boldt</text:span></text:p>
      <text:p text:style-name="P11"/>
      <text:p text:style-name="P11"/>
      <text:p text:style-name="P11">Veröffentlichungsdatum: April 2019</text:p>
      <text:p text:style-name="P11"/>
      <text:p text:style-name="P11"/>
      <text:p text:style-name="P11"><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Inhaltsverzeichnis</text:p>
          </text:index-title>
          <text:p text:style-name="P23"><text:a xlink:type="simple" xlink:href="#__RefHeading__46139_727788380" text:style-name="Inhaltsverzeichnis_20_Link" text:visited-style-name="Inhaltsverzeichnis_20_Link">Einleitung<text:tab/>7</text:a></text:p>
          <text:p text:style-name="P23"><text:a xlink:type="simple" xlink:href="#__RefHeading__46930_1969413198" text:style-name="Inhaltsverzeichnis_20_Link" text:visited-style-name="Inhaltsverzeichnis_20_Link">Empfohlenes Vorgehen<text:tab/>10</text:a></text:p>
          <text:p text:style-name="P23"><text:a xlink:type="simple" xlink:href="#__RefHeading__24627_1003309454" text:style-name="Inhaltsverzeichnis_20_Link" text:visited-style-name="Inhaltsverzeichnis_20_Link">Hilfe bei Problemen<text:tab/>11</text:a></text:p>
          <text:p text:style-name="P23"><text:a xlink:type="simple" xlink:href="#__RefHeading__48433_366451164" text:style-name="Inhaltsverzeichnis_20_Link" text:visited-style-name="Inhaltsverzeichnis_20_Link">Sicherheitshinweise<text:tab/>12</text:a></text:p>
          <text:p text:style-name="P23"><text:a xlink:type="simple" xlink:href="#__RefHeading__46141_727788380" text:style-name="Inhaltsverzeichnis_20_Link" text:visited-style-name="Inhaltsverzeichnis_20_Link">Installieren und Aktualisieren<text:tab/>13</text:a></text:p>
          <text:p text:style-name="P24"><text:a xlink:type="simple" xlink:href="#__RefHeading__47523_794096596" text:style-name="Inhaltsverzeichnis_20_Link" text:visited-style-name="Inhaltsverzeichnis_20_Link">Installieren<text:tab/>13</text:a></text:p>
          <text:p text:style-name="P21"><text:a xlink:type="simple" xlink:href="#__RefHeading__51284_2112380300" text:style-name="Inhaltsverzeichnis_20_Link" text:visited-style-name="Inhaltsverzeichnis_20_Link">Herunterladen des Pakets<text:tab/>13</text:a></text:p>
          <text:p text:style-name="P21"><text:a xlink:type="simple" xlink:href="#__RefHeading__51286_2112380300" text:style-name="Inhaltsverzeichnis_20_Link" text:visited-style-name="Inhaltsverzeichnis_20_Link">Installieren von BwPostman<text:tab/>13</text:a></text:p>
          <text:p text:style-name="P21"><text:a xlink:type="simple" xlink:href="#__RefHeading__47529_794096596" text:style-name="Inhaltsverzeichnis_20_Link" text:visited-style-name="Inhaltsverzeichnis_20_Link">Alternative Installation<text:tab/>13</text:a></text:p>
          <text:p text:style-name="P24"><text:a xlink:type="simple" xlink:href="#__RefHeading__47531_794096596" text:style-name="Inhaltsverzeichnis_20_Link" text:visited-style-name="Inhaltsverzeichnis_20_Link">Aktualisieren<text:tab/>14</text:a></text:p>
          <text:p text:style-name="P23"><text:a xlink:type="simple" xlink:href="#__RefHeading__46143_727788380" text:style-name="Inhaltsverzeichnis_20_Link" text:visited-style-name="Inhaltsverzeichnis_20_Link">Konfigurieren<text:tab/>16</text:a></text:p>
          <text:p text:style-name="P24"><text:a xlink:type="simple" xlink:href="#__RefHeading__24512_1003309454" text:style-name="Inhaltsverzeichnis_20_Link" text:visited-style-name="Inhaltsverzeichnis_20_Link">Grundeinstellungen<text:tab/>16</text:a></text:p>
          <text:p text:style-name="P21"><text:a xlink:type="simple" xlink:href="#__RefHeading__47533_794096596" text:style-name="Inhaltsverzeichnis_20_Link" text:visited-style-name="Inhaltsverzeichnis_20_Link">Absendername<text:line-break/>Absender-Email<text:line-break/>Antwort-an-Email<text:tab/>16</text:a></text:p>
          <text:p text:style-name="P21"><text:a xlink:type="simple" xlink:href="#__RefHeading__46932_1969413198" text:style-name="Inhaltsverzeichnis_20_Link" text:visited-style-name="Inhaltsverzeichnis_20_Link">Rechtliche Infos<text:tab/>16</text:a></text:p>
          <text:p text:style-name="P21"><text:a xlink:type="simple" xlink:href="#__RefHeading__27967_971432335" text:style-name="Inhaltsverzeichnis_20_Link" text:visited-style-name="Inhaltsverzeichnis_20_Link">Ausgeblendete Beitragskategorien<text:tab/>17</text:a></text:p>
          <text:p text:style-name="P21"><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1"><text:a xlink:type="simple" xlink:href="#__RefHeading__27971_971432335" text:style-name="Inhaltsverzeichnis_20_Link" text:visited-style-name="Inhaltsverzeichnis_20_Link">Newsletter beim Senden veröffentlichen?<text:tab/>17</text:a></text:p>
          <text:p text:style-name="P21"><text:a xlink:type="simple" xlink:href="#__RefHeading__27973_971432335" text:style-name="Inhaltsverzeichnis_20_Link" text:visited-style-name="Inhaltsverzeichnis_20_Link">Sicherungsdatei komprimieren<text:tab/>17</text:a></text:p>
          <text:p text:style-name="P21"><text:a xlink:type="simple" xlink:href="#__RefHeading__56271_1851832648" text:style-name="Inhaltsverzeichnis_20_Link" text:visited-style-name="Inhaltsverzeichnis_20_Link">Link zu Boldt Webservice anzeigen<text:tab/>17</text:a></text:p>
          <text:p text:style-name="P24"><text:a xlink:type="simple" xlink:href="#__RefHeading__26123_946785769" text:style-name="Inhaltsverzeichnis_20_Link" text:visited-style-name="Inhaltsverzeichnis_20_Link">Anmeldung<text:tab/>18</text:a></text:p>
          <text:p text:style-name="P21"><text:a xlink:type="simple" xlink:href="#__RefHeading__46936_1969413198" text:style-name="Inhaltsverzeichnis_20_Link" text:visited-style-name="Inhaltsverzeichnis_20_Link">Einleitungstext<text:tab/>18</text:a></text:p>
          <text:p text:style-name="P21"><text:a xlink:type="simple" xlink:href="#__RefHeading__27975_971432335" text:style-name="Inhaltsverzeichnis_20_Link" text:visited-style-name="Inhaltsverzeichnis_20_Link">Auswahl Geschlecht anzeigen<text:tab/>18</text:a></text:p>
          <text:p text:style-name="P21"><text:a xlink:type="simple" xlink:href="#__RefHeading__46938_1969413198" text:style-name="Inhaltsverzeichnis_20_Link" text:visited-style-name="Inhaltsverzeichnis_20_Link">Formularfelder Nachname und Vorname anzeigen<text:tab/>18</text:a></text:p>
          <text:p text:style-name="P21"><text:a xlink:type="simple" xlink:href="#__RefHeading__47541_794096596" text:style-name="Inhaltsverzeichnis_20_Link" text:visited-style-name="Inhaltsverzeichnis_20_Link">Nachname oder Vorname ist Pflichtfeld<text:tab/>18</text:a></text:p>
          <text:p text:style-name="P21"><text:a xlink:type="simple" xlink:href="#__RefHeading__44545_444093265" text:style-name="Inhaltsverzeichnis_20_Link" text:visited-style-name="Inhaltsverzeichnis_20_Link">Zusätzliches Feld anzeigen<text:tab/>18</text:a></text:p>
          <text:p text:style-name="P21"><text:a xlink:type="simple" xlink:href="#__RefHeading__44547_444093265" text:style-name="Inhaltsverzeichnis_20_Link" text:visited-style-name="Inhaltsverzeichnis_20_Link">Zusätzliches Feld ist Pflichtfeld<text:tab/>18</text:a></text:p>
          <text:p text:style-name="P21"><text:a xlink:type="simple" xlink:href="#__RefHeading__44549_444093265" text:style-name="Inhaltsverzeichnis_20_Link" text:visited-style-name="Inhaltsverzeichnis_20_Link">Beschriftung zusätzliches Feld<text:tab/>19</text:a></text:p>
          <text:p text:style-name="P21"><text:a xlink:type="simple" xlink:href="#__RefHeading__44551_444093265" text:style-name="Inhaltsverzeichnis_20_Link" text:visited-style-name="Inhaltsverzeichnis_20_Link">Tooltip zusätzliches Feld<text:tab/>19</text:a></text:p>
          <text:p text:style-name="P21"><text:a xlink:type="simple" xlink:href="#__RefHeading__44553_444093265" text:style-name="Inhaltsverzeichnis_20_Link" text:visited-style-name="Inhaltsverzeichnis_20_Link">Auswahl Emailformat anzeigen<text:tab/>19</text:a></text:p>
          <text:p text:style-name="P21"><text:a xlink:type="simple" xlink:href="#__RefHeading__46942_1969413198" text:style-name="Inhaltsverzeichnis_20_Link" text:visited-style-name="Inhaltsverzeichnis_20_Link">Emailformat<text:tab/>20</text:a></text:p>
          <text:p text:style-name="P21"><text:a xlink:type="simple" xlink:href="#__RefHeading__27979_971432335" text:style-name="Inhaltsverzeichnis_20_Link" text:visited-style-name="Inhaltsverzeichnis_20_Link">Mailinglistenbeschreibung anzeigen<text:tab/>20</text:a></text:p>
          <text:p text:style-name="P21"><text:a xlink:type="simple" xlink:href="#__RefHeading__27981_971432335" text:style-name="Inhaltsverzeichnis_20_Link" text:visited-style-name="Inhaltsverzeichnis_20_Link">Länge der Beschreibung<text:tab/>20</text:a></text:p>
          <text:p text:style-name="P21"><text:a xlink:type="simple" xlink:href="#__RefHeading__47545_794096596" text:style-name="Inhaltsverzeichnis_20_Link" text:visited-style-name="Inhaltsverzeichnis_20_Link">Disclaimer anzeigen<text:tab/>20</text:a></text:p>
          <text:p text:style-name="P21"><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1"><text:a xlink:type="simple" xlink:href="#__RefHeading__46946_1969413198" text:style-name="Inhaltsverzeichnis_20_Link" text:visited-style-name="Inhaltsverzeichnis_20_Link">Disclaimer im selben Browserfenster öffnen<text:tab/>21</text:a></text:p>
          <text:p text:style-name="P21"><text:a xlink:type="simple" xlink:href="#__RefHeading__42955_1809025423" text:style-name="Inhaltsverzeichnis_20_Link" text:visited-style-name="Inhaltsverzeichnis_20_Link">Disclaimer in einem Popupfenster öffnen<text:tab/>21</text:a></text:p>
          <text:p text:style-name="P21"><text:a xlink:type="simple" xlink:href="#__RefHeading__46834_1391136114" text:style-name="Inhaltsverzeichnis_20_Link" text:visited-style-name="Inhaltsverzeichnis_20_Link">Anmeldeformular sichern<text:tab/>21</text:a></text:p>
          <text:p text:style-name="P21"><text:a xlink:type="simple" xlink:href="#__RefHeading__45358_1510050461" text:style-name="Inhaltsverzeichnis_20_Link" text:visited-style-name="Inhaltsverzeichnis_20_Link">Frage<text:line-break/>Antwort<text:tab/>21</text:a></text:p>
          <text:p text:style-name="P24"><text:a xlink:type="simple" xlink:href="#__RefHeading__46948_1969413198" text:style-name="Inhaltsverzeichnis_20_Link" text:visited-style-name="Inhaltsverzeichnis_20_Link">Aktivierung<text:tab/>22</text:a></text:p>
          <text:p text:style-name="P21"><text:a xlink:type="simple" xlink:href="#__RefHeading__46950_1969413198" text:style-name="Inhaltsverzeichnis_20_Link" text:visited-style-name="Inhaltsverzeichnis_20_Link">Anrede Aktivierung<text:tab/>22</text:a></text:p>
          <text:p text:style-name="P21"><text:a xlink:type="simple" xlink:href="#__RefHeading__24526_1003309454" text:style-name="Inhaltsverzeichnis_20_Link" text:visited-style-name="Inhaltsverzeichnis_20_Link">Aktivierung Text<text:tab/>22</text:a></text:p>
          <text:p text:style-name="P21"><text:a xlink:type="simple" xlink:href="#__RefHeading__46952_1969413198" text:style-name="Inhaltsverzeichnis_20_Link" text:visited-style-name="Inhaltsverzeichnis_20_Link">Text Zustimmung<text:tab/>22</text:a></text:p>
          <text:p text:style-name="P21"><text:a xlink:type="simple" xlink:href="#__RefHeading__46954_1969413198" text:style-name="Inhaltsverzeichnis_20_Link" text:visited-style-name="Inhaltsverzeichnis_20_Link">Aktivierung auch an den Webmaster senden?<text:tab/>22</text:a></text:p>
          <text:p text:style-name="P21"><text:a xlink:type="simple" xlink:href="#__RefHeading__24520_1003309454" text:style-name="Inhaltsverzeichnis_20_Link" text:visited-style-name="Inhaltsverzeichnis_20_Link">Absendername<text:tab/>22</text:a></text:p>
          <text:p text:style-name="P21"><text:a xlink:type="simple" xlink:href="#__RefHeading__24522_1003309454" text:style-name="Inhaltsverzeichnis_20_Link" text:visited-style-name="Inhaltsverzeichnis_20_Link">Mailadresse für o. g. Benachrichtigung<text:tab/>23</text:a></text:p>
          <text:p text:style-name="P24"><text:a xlink:type="simple" xlink:href="#__RefHeading__27983_971432335" text:style-name="Inhaltsverzeichnis_20_Link" text:visited-style-name="Inhaltsverzeichnis_20_Link">Abmeldung<text:tab/>23</text:a></text:p>
          <text:p text:style-name="P21"><text:a xlink:type="simple" xlink:href="#__RefHeading__27985_971432335" text:style-name="Inhaltsverzeichnis_20_Link" text:visited-style-name="Inhaltsverzeichnis_20_Link">Abonnement mit einem Klick stornieren<text:tab/>23</text:a></text:p>
          <text:p text:style-name="P21"><text:a xlink:type="simple" xlink:href="#__RefHeading__27987_971432335" text:style-name="Inhaltsverzeichnis_20_Link" text:visited-style-name="Inhaltsverzeichnis_20_Link">Abmeldung auch an den Webmaster senden?<text:tab/>23</text:a></text:p>
          <text:p text:style-name="P21"><text:a xlink:type="simple" xlink:href="#__RefHeading__24520_10033094541" text:style-name="Inhaltsverzeichnis_20_Link" text:visited-style-name="Inhaltsverzeichnis_20_Link">Absendername<text:tab/>23</text:a></text:p>
          <text:p text:style-name="P21"><text:a xlink:type="simple" xlink:href="#__RefHeading__24522_10033094541" text:style-name="Inhaltsverzeichnis_20_Link" text:visited-style-name="Inhaltsverzeichnis_20_Link">Mailadresse für o. g. Benachrichtigung<text:tab/>23</text:a></text:p>
          <text:p text:style-name="P24"><text:a xlink:type="simple" xlink:href="#__RefHeading__26125_946785769" text:style-name="Inhaltsverzeichnis_20_Link" text:visited-style-name="Inhaltsverzeichnis_20_Link">Listenansicht<text:tab/>23</text:a></text:p>
          <text:p text:style-name="P21"><text:a xlink:type="simple" xlink:href="#__RefHeading__26127_946785769" text:style-name="Inhaltsverzeichnis_20_Link" text:visited-style-name="Inhaltsverzeichnis_20_Link">Suchfeld anzeigen<text:tab/>24</text:a></text:p>
          <text:p text:style-name="P21"><text:a xlink:type="simple" xlink:href="#__RefHeading__26129_946785769" text:style-name="Inhaltsverzeichnis_20_Link" text:visited-style-name="Inhaltsverzeichnis_20_Link">Filter Datum<text:tab/>24</text:a></text:p>
          <text:p text:style-name="P21"><text:a xlink:type="simple" xlink:href="#__RefHeading__26131_946785769" text:style-name="Inhaltsverzeichnis_20_Link" text:visited-style-name="Inhaltsverzeichnis_20_Link">Filter Mailinglisten<text:tab/>24</text:a></text:p>
          <text:p text:style-name="P21"><text:a xlink:type="simple" xlink:href="#__RefHeading__26133_946785769" text:style-name="Inhaltsverzeichnis_20_Link" text:visited-style-name="Inhaltsverzeichnis_20_Link">Filter Kampagnen<text:tab/>24</text:a></text:p>
          <text:p text:style-name="P21"><text:a xlink:type="simple" xlink:href="#__RefHeading__26135_946785769" text:style-name="Inhaltsverzeichnis_20_Link" text:visited-style-name="Inhaltsverzeichnis_20_Link">Filter Benutzergruppen<text:tab/>24</text:a></text:p>
          <text:p text:style-name="P21"><text:a xlink:type="simple" xlink:href="#__RefHeading__26137_946785769" text:style-name="Inhaltsverzeichnis_20_Link" text:visited-style-name="Inhaltsverzeichnis_20_Link">Anhang anzeigen<text:tab/>24</text:a></text:p>
          <text:p text:style-name="P21"><text:a xlink:type="simple" xlink:href="#__RefHeading__26139_946785769" text:style-name="Inhaltsverzeichnis_20_Link" text:visited-style-name="Inhaltsverzeichnis_20_Link"># Newsletter<text:tab/>24</text:a></text:p>
          <text:p text:style-name="P24"><text:a xlink:type="simple" xlink:href="#__RefHeading__26141_946785769" text:style-name="Inhaltsverzeichnis_20_Link" text:visited-style-name="Inhaltsverzeichnis_20_Link">Detailansicht<text:tab/>24</text:a></text:p>
          <text:p text:style-name="P21"><text:a xlink:type="simple" xlink:href="#__RefHeading__26143_946785769" text:style-name="Inhaltsverzeichnis_20_Link" text:visited-style-name="Inhaltsverzeichnis_20_Link">Anhang anzeigen<text:tab/>24</text:a></text:p>
          <text:p text:style-name="P21"><text:a xlink:type="simple" xlink:href="#__RefHeading__31328_1175948270" text:style-name="Inhaltsverzeichnis_20_Link" text:visited-style-name="Inhaltsverzeichnis_20_Link">Betreff als Seitenüberschrift<text:tab/>24</text:a></text:p>
          <text:p text:style-name="P24"><text:a xlink:type="simple" xlink:href="#__RefHeading__46962_1969413198" text:style-name="Inhaltsverzeichnis_20_Link" text:visited-style-name="Inhaltsverzeichnis_20_Link">Berechtigungen<text:tab/>25</text:a></text:p>
          <text:p text:style-name="P24"><text:a xlink:type="simple" xlink:href="#__RefHeading__35307_633104073" text:style-name="Inhaltsverzeichnis_20_Link" text:visited-style-name="Inhaltsverzeichnis_20_Link">Beispiele Berechtigungen<text:tab/>26</text:a></text:p>
          <text:p text:style-name="P23"><text:a xlink:type="simple" xlink:href="#__RefHeading__46261_727788380" text:style-name="Inhaltsverzeichnis_20_Link" text:visited-style-name="Inhaltsverzeichnis_20_Link">Das Backend<text:tab/>28</text:a></text:p>
          <text:p text:style-name="P24"><text:a xlink:type="simple" xlink:href="#__RefHeading__47549_794096596" text:style-name="Inhaltsverzeichnis_20_Link" text:visited-style-name="Inhaltsverzeichnis_20_Link">Mailinglisten anlegen<text:tab/>28</text:a></text:p>
          <text:p text:style-name="P24"><text:a xlink:type="simple" xlink:href="#__RefHeading__47551_794096596" text:style-name="Inhaltsverzeichnis_20_Link" text:visited-style-name="Inhaltsverzeichnis_20_Link">Abonnenten und Testempfänger eintragen<text:tab/>29</text:a></text:p>
          <text:p text:style-name="P24"><text:a xlink:type="simple" xlink:href="#__RefHeading__47553_794096596" text:style-name="Inhaltsverzeichnis_20_Link" text:visited-style-name="Inhaltsverzeichnis_20_Link">Newsletter erstellen oder bearbeiten<text:tab/>31</text:a></text:p>
          <text:p text:style-name="P21"><text:a xlink:type="simple" xlink:href="#__RefHeading__47557_794096596" text:style-name="Inhaltsverzeichnis_20_Link" text:visited-style-name="Inhaltsverzeichnis_20_Link">Reiter Allgemeines<text:tab/>32</text:a></text:p>
          <text:p text:style-name="P21"><text:a xlink:type="simple" xlink:href="#__RefHeading__47559_794096596" text:style-name="Inhaltsverzeichnis_20_Link" text:visited-style-name="Inhaltsverzeichnis_20_Link">Reiter HTML Newsletter<text:tab/>35</text:a></text:p>
          <text:p text:style-name="P25"><text:a xlink:type="simple" xlink:href="#__RefHeading__47561_794096596" text:style-name="Inhaltsverzeichnis_20_Link" text:visited-style-name="Inhaltsverzeichnis_20_Link">Personalisierung<text:tab/>36</text:a></text:p>
          <text:p text:style-name="P21"><text:a xlink:type="simple" xlink:href="#__RefHeading__47563_794096596" text:style-name="Inhaltsverzeichnis_20_Link" text:visited-style-name="Inhaltsverzeichnis_20_Link">Reiter Text Newsletter<text:tab/>36</text:a></text:p>
          <text:p text:style-name="P21"><text:a xlink:type="simple" xlink:href="#__RefHeading__47565_794096596" text:style-name="Inhaltsverzeichnis_20_Link" text:visited-style-name="Inhaltsverzeichnis_20_Link">Reiter Vorschau<text:tab/>36</text:a></text:p>
          <text:p text:style-name="P21"><text:a xlink:type="simple" xlink:href="#__RefHeading__47567_794096596" text:style-name="Inhaltsverzeichnis_20_Link" text:visited-style-name="Inhaltsverzeichnis_20_Link">Reiter Newsletter versenden<text:tab/>37</text:a></text:p>
          <text:p text:style-name="P21"><text:a xlink:type="simple" xlink:href="#__RefHeading__51355_620792192" text:style-name="Inhaltsverzeichnis_20_Link" text:visited-style-name="Inhaltsverzeichnis_20_Link">Reiter Warteschlange<text:tab/>38</text:a></text:p>
          <text:p text:style-name="P21"><text:soft-page-break/><text:a xlink:type="simple" xlink:href="#__RefHeading__48000_412318294" text:style-name="Inhaltsverzeichnis_20_Link" text:visited-style-name="Inhaltsverzeichnis_20_Link">Schaltfläche Versenden<text:tab/>39</text:a></text:p>
          <text:p text:style-name="P21"><text:a xlink:type="simple" xlink:href="#__RefHeading__47569_794096596" text:style-name="Inhaltsverzeichnis_20_Link" text:visited-style-name="Inhaltsverzeichnis_20_Link">Versendete Newsletter<text:tab/>39</text:a></text:p>
          <text:p text:style-name="P24"><text:a xlink:type="simple" xlink:href="#__RefHeading__47571_794096596" text:style-name="Inhaltsverzeichnis_20_Link" text:visited-style-name="Inhaltsverzeichnis_20_Link">Menüeinträge für das Frontend anlegen<text:tab/>41</text:a></text:p>
          <text:p text:style-name="P21"><text:a xlink:type="simple" xlink:href="#__RefHeading__26145_946785769" text:style-name="Inhaltsverzeichnis_20_Link" text:visited-style-name="Inhaltsverzeichnis_20_Link">Newsletter-Anmeldung<text:tab/>42</text:a></text:p>
          <text:p text:style-name="P21"><text:a xlink:type="simple" xlink:href="#__RefHeading__26147_946785769" text:style-name="Inhaltsverzeichnis_20_Link" text:visited-style-name="Inhaltsverzeichnis_20_Link">Newsletter-Abonnement bearbeiten<text:tab/>42</text:a></text:p>
          <text:p text:style-name="P21"><text:a xlink:type="simple" xlink:href="#__RefHeading__26149_946785769" text:style-name="Inhaltsverzeichnis_20_Link" text:visited-style-name="Inhaltsverzeichnis_20_Link">Veröffentlichte Newsletter (Einzelansicht)<text:tab/>42</text:a></text:p>
          <text:p text:style-name="P21"><text:a xlink:type="simple" xlink:href="#__RefHeading__26151_946785769" text:style-name="Inhaltsverzeichnis_20_Link" text:visited-style-name="Inhaltsverzeichnis_20_Link">Veröffentlichte Newsletter (Übersicht)<text:tab/>42</text:a></text:p>
          <text:p text:style-name="P25"><text:a xlink:type="simple" xlink:href="#__RefHeading__26153_946785769" text:style-name="Inhaltsverzeichnis_20_Link" text:visited-style-name="Inhaltsverzeichnis_20_Link">Einschränkungen<text:tab/>43</text:a></text:p>
          <text:p text:style-name="P25"><text:a xlink:type="simple" xlink:href="#__RefHeading__26155_946785769" text:style-name="Inhaltsverzeichnis_20_Link" text:visited-style-name="Inhaltsverzeichnis_20_Link">Berechtigungen prüfen<text:tab/>44</text:a></text:p>
          <text:p text:style-name="P25"><text:a xlink:type="simple" xlink:href="#__RefHeading__26157_946785769" text:style-name="Inhaltsverzeichnis_20_Link" text:visited-style-name="Inhaltsverzeichnis_20_Link">Auswahl Empfänger<text:tab/>44</text:a></text:p>
          <text:p text:style-name="P25"><text:a xlink:type="simple" xlink:href="#__RefHeading__26159_946785769" text:style-name="Inhaltsverzeichnis_20_Link" text:visited-style-name="Inhaltsverzeichnis_20_Link">Auswahl Kampagnen<text:tab/>44</text:a></text:p>
          <text:p text:style-name="P23"><text:a xlink:type="simple" xlink:href="#__RefHeading__46145_727788380" text:style-name="Inhaltsverzeichnis_20_Link" text:visited-style-name="Inhaltsverzeichnis_20_Link">Das Frontend<text:tab/>45</text:a></text:p>
          <text:p text:style-name="P24"><text:a xlink:type="simple" xlink:href="#__RefHeading__48502_366451164" text:style-name="Inhaltsverzeichnis_20_Link" text:visited-style-name="Inhaltsverzeichnis_20_Link">Abonnement bearbeiten<text:tab/>45</text:a></text:p>
          <text:p text:style-name="P23"><text:a xlink:type="simple" xlink:href="#__RefHeading__46253_727788380" text:style-name="Inhaltsverzeichnis_20_Link" text:visited-style-name="Inhaltsverzeichnis_20_Link">Fortgeschrittene Benutzung<text:tab/>47</text:a></text:p>
          <text:p text:style-name="P24"><text:a xlink:type="simple" xlink:href="#__RefHeading__47697_794096596" text:style-name="Inhaltsverzeichnis_20_Link" text:visited-style-name="Inhaltsverzeichnis_20_Link">Kampagnen<text:tab/>47</text:a></text:p>
          <text:p text:style-name="P24"><text:a xlink:type="simple" xlink:href="#__RefHeading__49734_1319260215" text:style-name="Inhaltsverzeichnis_20_Link" text:visited-style-name="Inhaltsverzeichnis_20_Link">Import und Export von Abonnenten<text:tab/>47</text:a></text:p>
          <text:p text:style-name="P21"><text:a xlink:type="simple" xlink:href="#__RefHeading__47699_794096596" text:style-name="Inhaltsverzeichnis_20_Link" text:visited-style-name="Inhaltsverzeichnis_20_Link">Abonnenten importieren<text:tab/>48</text:a></text:p>
          <text:p text:style-name="P25"><text:a xlink:type="simple" xlink:href="#__RefHeading__26161_946785769" text:style-name="Inhaltsverzeichnis_20_Link" text:visited-style-name="Inhaltsverzeichnis_20_Link">Sicherste Vorgehensweise beim Import von CSV-Dateien<text:tab/>50</text:a></text:p>
          <text:p text:style-name="P21"><text:a xlink:type="simple" xlink:href="#__RefHeading__47701_794096596" text:style-name="Inhaltsverzeichnis_20_Link" text:visited-style-name="Inhaltsverzeichnis_20_Link">Abonnenten exportieren<text:tab/>51</text:a></text:p>
          <text:p text:style-name="P24"><text:a xlink:type="simple" xlink:href="#__RefHeading__30989_605602350" text:style-name="Inhaltsverzeichnis_20_Link" text:visited-style-name="Inhaltsverzeichnis_20_Link">Stapelverarbeitung bei Abonnenten<text:tab/>52</text:a></text:p>
          <text:p text:style-name="P24"><text:a xlink:type="simple" xlink:href="#__RefHeading__47703_794096596" text:style-name="Inhaltsverzeichnis_20_Link" text:visited-style-name="Inhaltsverzeichnis_20_Link">Archivieren und Wiederherstellen<text:tab/>52</text:a></text:p>
          <text:p text:style-name="P24"><text:a xlink:type="simple" xlink:href="#__RefHeading__49736_1319260215" text:style-name="Inhaltsverzeichnis_20_Link" text:visited-style-name="Inhaltsverzeichnis_20_Link">Löschen<text:tab/>53</text:a></text:p>
          <text:p text:style-name="P24"><text:a xlink:type="simple" xlink:href="#__RefHeading__26700_536226960" text:style-name="Inhaltsverzeichnis_20_Link" text:visited-style-name="Inhaltsverzeichnis_20_Link">Freigeben<text:tab/>53</text:a></text:p>
          <text:p text:style-name="P23"><text:a xlink:type="simple" xlink:href="#__RefHeading__24530_1003309454" text:style-name="Inhaltsverzeichnis_20_Link" text:visited-style-name="Inhaltsverzeichnis_20_Link">Anpassen der Optik im Frontend<text:tab/>54</text:a></text:p>
          <text:p text:style-name="P23"><text:a xlink:type="simple" xlink:href="#__RefHeading__45299_1510050461" text:style-name="Inhaltsverzeichnis_20_Link" text:visited-style-name="Inhaltsverzeichnis_20_Link">Templates - Anpassen des Erscheinungsbildes der Newsletter<text:tab/>56</text:a></text:p>
          <text:p text:style-name="P24"><text:a xlink:type="simple" xlink:href="#__RefHeading__44850_1499710416" text:style-name="Inhaltsverzeichnis_20_Link" text:visited-style-name="Inhaltsverzeichnis_20_Link">Templates installieren<text:tab/>57</text:a></text:p>
          <text:p text:style-name="P24"><text:a xlink:type="simple" xlink:href="#__RefHeading__27989_971432335" text:style-name="Inhaltsverzeichnis_20_Link" text:visited-style-name="Inhaltsverzeichnis_20_Link">Templates exportieren<text:tab/>57</text:a></text:p>
          <text:p text:style-name="P24"><text:a xlink:type="simple" xlink:href="#__RefHeading__27991_971432335" text:style-name="Inhaltsverzeichnis_20_Link" text:visited-style-name="Inhaltsverzeichnis_20_Link">Standard-Templates<text:tab/>58</text:a></text:p>
          <text:p text:style-name="P21"><text:a xlink:type="simple" xlink:href="#__RefHeading__55858_1036753469" text:style-name="Inhaltsverzeichnis_20_Link" text:visited-style-name="Inhaltsverzeichnis_20_Link">Reiter Allgemeines<text:tab/>58</text:a></text:p>
          <text:p text:style-name="P21"><text:a xlink:type="simple" xlink:href="#__RefHeading__55860_1036753469" text:style-name="Inhaltsverzeichnis_20_Link" text:visited-style-name="Inhaltsverzeichnis_20_Link">Reiter Header<text:tab/>59</text:a></text:p>
          <text:p text:style-name="P21"><text:a xlink:type="simple" xlink:href="#__RefHeading__55862_1036753469" text:style-name="Inhaltsverzeichnis_20_Link" text:visited-style-name="Inhaltsverzeichnis_20_Link">Reiter Einleitungstext/Intro<text:tab/>59</text:a></text:p>
          <text:p text:style-name="P21"><text:a xlink:type="simple" xlink:href="#__RefHeading__55864_1036753469" text:style-name="Inhaltsverzeichnis_20_Link" text:visited-style-name="Inhaltsverzeichnis_20_Link">Reiter Artikel/Beiträge<text:tab/>59</text:a></text:p>
          <text:p text:style-name="P21"><text:a xlink:type="simple" xlink:href="#__RefHeading__55866_1036753469" text:style-name="Inhaltsverzeichnis_20_Link" text:visited-style-name="Inhaltsverzeichnis_20_Link">Reiter Footer<text:tab/>60</text:a></text:p>
          <text:p text:style-name="P24"><text:a xlink:type="simple" xlink:href="#__RefHeading__55868_1036753469" text:style-name="Inhaltsverzeichnis_20_Link" text:visited-style-name="Inhaltsverzeichnis_20_Link">Freie Templates<text:tab/>60</text:a></text:p>
          <text:p text:style-name="P21"><text:a xlink:type="simple" xlink:href="#__RefHeading__55870_1036753469" text:style-name="Inhaltsverzeichnis_20_Link" text:visited-style-name="Inhaltsverzeichnis_20_Link">Reiter Allgemeines<text:tab/>61</text:a></text:p>
          <text:p text:style-name="P21"><text:a xlink:type="simple" xlink:href="#__RefHeading__55872_1036753469" text:style-name="Inhaltsverzeichnis_20_Link" text:visited-style-name="Inhaltsverzeichnis_20_Link">Reiter Template CSS<text:tab/>61</text:a></text:p>
          <text:p text:style-name="P21"><text:a xlink:type="simple" xlink:href="#__RefHeading__55874_1036753469" text:style-name="Inhaltsverzeichnis_20_Link" text:visited-style-name="Inhaltsverzeichnis_20_Link">Reiter Template HTML/Template Text<text:tab/>61</text:a></text:p>
          <text:p text:style-name="P23"><text:a xlink:type="simple" xlink:href="#__RefHeading__55882_1632462517" text:style-name="Inhaltsverzeichnis_20_Link" text:visited-style-name="Inhaltsverzeichnis_20_Link">Wartung<text:tab/>62</text:a></text:p>
          <text:p text:style-name="P24"><text:a xlink:type="simple" xlink:href="#__RefHeading__45301_1510050461" text:style-name="Inhaltsverzeichnis_20_Link" text:visited-style-name="Inhaltsverzeichnis_20_Link">Tabellen überprüfen und reparieren<text:tab/>62</text:a></text:p>
          <text:p text:style-name="P24"><text:a xlink:type="simple" xlink:href="#__RefHeading__45303_1510050461" text:style-name="Inhaltsverzeichnis_20_Link" text:visited-style-name="Inhaltsverzeichnis_20_Link">Tabellen sichern<text:tab/>63</text:a></text:p>
          <text:p text:style-name="P24"><text:soft-page-break/><text:a xlink:type="simple" xlink:href="#__RefHeading__45305_1510050461" text:style-name="Inhaltsverzeichnis_20_Link" text:visited-style-name="Inhaltsverzeichnis_20_Link">Tabellen wiederherstellen<text:tab/>64</text:a></text:p>
          <text:p text:style-name="P24"><text:a xlink:type="simple" xlink:href="#__RefHeading__45503_1510050461" text:style-name="Inhaltsverzeichnis_20_Link" text:visited-style-name="Inhaltsverzeichnis_20_Link">Migration von BwPostman auf eine andere Joomla!®-Installation?<text:tab/>65</text:a></text:p>
          <text:p text:style-name="P23"><text:a xlink:type="simple" xlink:href="#__RefHeading__27993_971432335" text:style-name="Inhaltsverzeichnis_20_Link" text:visited-style-name="Inhaltsverzeichnis_20_Link">Module<text:tab/>66</text:a></text:p>
          <text:p text:style-name="P24"><text:a xlink:type="simple" xlink:href="#__RefHeading__27995_971432335" text:style-name="Inhaltsverzeichnis_20_Link" text:visited-style-name="Inhaltsverzeichnis_20_Link">BwPostman Modul<text:tab/>66</text:a></text:p>
          <text:p text:style-name="P21"><text:a xlink:type="simple" xlink:href="#__RefHeading__27997_971432335" text:style-name="Inhaltsverzeichnis_20_Link" text:visited-style-name="Inhaltsverzeichnis_20_Link">Mailinglistenauswahl <text:tab/>66</text:a></text:p>
          <text:p text:style-name="P21"><text:a xlink:type="simple" xlink:href="#__RefHeading__27999_971432335" text:style-name="Inhaltsverzeichnis_20_Link" text:visited-style-name="Inhaltsverzeichnis_20_Link">Einstellungen für das Anmeldeformular <text:tab/>66</text:a></text:p>
          <text:p text:style-name="P24"><text:a xlink:type="simple" xlink:href="#__RefHeading__28001_971432335" text:style-name="Inhaltsverzeichnis_20_Link" text:visited-style-name="Inhaltsverzeichnis_20_Link">BwPostman Übersichts-Modul<text:tab/>67</text:a></text:p>
          <text:p text:style-name="P23"><text:a xlink:type="simple" xlink:href="#__RefHeading__96520_1354962075" text:style-name="Inhaltsverzeichnis_20_Link" text:visited-style-name="Inhaltsverzeichnis_20_Link">Plugins<text:tab/>68</text:a></text:p>
          <text:p text:style-name="P24"><text:a xlink:type="simple" xlink:href="#__RefHeading__96522_1354962075" text:style-name="Inhaltsverzeichnis_20_Link" text:visited-style-name="Inhaltsverzeichnis_20_Link">Erweiterte Personalisierung<text:tab/>68</text:a></text:p>
          <text:p text:style-name="P24"><text:a xlink:type="simple" xlink:href="#__RefHeading__96524_1354962075" text:style-name="Inhaltsverzeichnis_20_Link" text:visited-style-name="Inhaltsverzeichnis_20_Link">User2Subscriber<text:tab/>69</text:a></text:p>
          <text:p text:style-name="P21"><text:a xlink:type="simple" xlink:href="#__RefHeading__96526_1354962075" text:style-name="Inhaltsverzeichnis_20_Link" text:visited-style-name="Inhaltsverzeichnis_20_Link">Plugin aktiviert<text:tab/>69</text:a></text:p>
          <text:p text:style-name="P21"><text:a xlink:type="simple" xlink:href="#__RefHeading__96528_1354962075" text:style-name="Inhaltsverzeichnis_20_Link" text:visited-style-name="Inhaltsverzeichnis_20_Link">Optionen<text:tab/>69</text:a></text:p>
          <text:p text:style-name="P23"><text:a xlink:type="simple" xlink:href="#__RefHeading__96530_1354962075" text:style-name="Inhaltsverzeichnis_20_Link" text:visited-style-name="Inhaltsverzeichnis_20_Link">Warnmeldungen<text:tab/>71</text:a></text:p>
          <text:p text:style-name="P23"><text:a xlink:type="simple" xlink:href="#__RefHeading__96532_1354962075" text:style-name="Inhaltsverzeichnis_20_Link" text:visited-style-name="Inhaltsverzeichnis_20_Link">Anhang<text:tab/>72</text:a></text:p>
          <text:p text:style-name="P24"><text:a xlink:type="simple" xlink:href="#__RefHeading__48435_366451164" text:style-name="Inhaltsverzeichnis_20_Link" text:visited-style-name="Inhaltsverzeichnis_20_Link">GNU Free Documentation License<text:tab/>72</text:a></text:p>
          <text:p text:style-name="P21"><text:a xlink:type="simple" xlink:href="#__RefHeading__48437_366451164" text:style-name="Inhaltsverzeichnis_20_Link" text:visited-style-name="Inhaltsverzeichnis_20_Link">PREAMBLE<text:tab/>72</text:a></text:p>
          <text:p text:style-name="P21"><text:a xlink:type="simple" xlink:href="#__RefHeading__48439_366451164" text:style-name="Inhaltsverzeichnis_20_Link" text:visited-style-name="Inhaltsverzeichnis_20_Link">APPLICABILITY AND DEFINITIONS<text:tab/>72</text:a></text:p>
          <text:p text:style-name="P21"><text:a xlink:type="simple" xlink:href="#__RefHeading__48441_366451164" text:style-name="Inhaltsverzeichnis_20_Link" text:visited-style-name="Inhaltsverzeichnis_20_Link">VERBATIM COPYING<text:tab/>74</text:a></text:p>
          <text:p text:style-name="P21"><text:a xlink:type="simple" xlink:href="#__RefHeading__48443_366451164" text:style-name="Inhaltsverzeichnis_20_Link" text:visited-style-name="Inhaltsverzeichnis_20_Link">COPYING IN QUANTITY<text:tab/>74</text:a></text:p>
          <text:p text:style-name="P21"><text:a xlink:type="simple" xlink:href="#__RefHeading__48445_366451164" text:style-name="Inhaltsverzeichnis_20_Link" text:visited-style-name="Inhaltsverzeichnis_20_Link">MODIFICATIONS<text:tab/>75</text:a></text:p>
          <text:p text:style-name="P21"><text:a xlink:type="simple" xlink:href="#__RefHeading__48447_366451164" text:style-name="Inhaltsverzeichnis_20_Link" text:visited-style-name="Inhaltsverzeichnis_20_Link">COMBINING DOCUMENTS<text:tab/>77</text:a></text:p>
          <text:p text:style-name="P21"><text:a xlink:type="simple" xlink:href="#__RefHeading__48449_366451164" text:style-name="Inhaltsverzeichnis_20_Link" text:visited-style-name="Inhaltsverzeichnis_20_Link">COLLECTIONS OF DOCUMENTS<text:tab/>77</text:a></text:p>
          <text:p text:style-name="P21"><text:a xlink:type="simple" xlink:href="#__RefHeading__48451_366451164" text:style-name="Inhaltsverzeichnis_20_Link" text:visited-style-name="Inhaltsverzeichnis_20_Link">AGGREGATION WITH INDEPENDENT WORKS<text:tab/>77</text:a></text:p>
          <text:p text:style-name="P21"><text:a xlink:type="simple" xlink:href="#__RefHeading__48453_366451164" text:style-name="Inhaltsverzeichnis_20_Link" text:visited-style-name="Inhaltsverzeichnis_20_Link">TRANSLATION<text:tab/>78</text:a></text:p>
          <text:p text:style-name="P21"><text:a xlink:type="simple" xlink:href="#__RefHeading__48455_366451164" text:style-name="Inhaltsverzeichnis_20_Link" text:visited-style-name="Inhaltsverzeichnis_20_Link">TERMINATION<text:tab/>78</text:a></text:p>
          <text:p text:style-name="P21"><text:a xlink:type="simple" xlink:href="#__RefHeading__48457_366451164" text:style-name="Inhaltsverzeichnis_20_Link" text:visited-style-name="Inhaltsverzeichnis_20_Link">FUTURE REVISIONS OF THIS LICENSE<text:tab/>79</text:a></text:p>
          <text:p text:style-name="P21"><text:a xlink:type="simple" xlink:href="#__RefHeading__48459_366451164" text:style-name="Inhaltsverzeichnis_20_Link" text:visited-style-name="Inhaltsverzeichnis_20_Link">RELICENSING<text:tab/>79</text:a></text:p>
          <text:p text:style-name="P24"><text:a xlink:type="simple" xlink:href="#__RefHeading__54247_1614059384" text:style-name="Inhaltsverzeichnis_20_Link" text:visited-style-name="Inhaltsverzeichnis_20_Link">GNU GENERAL PUBLIC LICENSE<text:tab/>81</text:a></text:p>
          <text:p text:style-name="P21"><text:a xlink:type="simple" xlink:href="#__RefHeading__54249_1614059384" text:style-name="Inhaltsverzeichnis_20_Link" text:visited-style-name="Inhaltsverzeichnis_20_Link">Preamble<text:tab/>81</text:a></text:p>
          <text:p text:style-name="P21"><text:a xlink:type="simple" xlink:href="#__RefHeading__54251_1614059384" text:style-name="Inhaltsverzeichnis_20_Link" text:visited-style-name="Inhaltsverzeichnis_20_Link">TERMS AND CONDITIONS<text:tab/>82</text:a></text:p>
          <text:p text:style-name="P25"><text:a xlink:type="simple" xlink:href="#__RefHeading__54253_1614059384" text:style-name="Inhaltsverzeichnis_20_Link" text:visited-style-name="Inhaltsverzeichnis_20_Link">0. Definitions.<text:tab/>82</text:a></text:p>
          <text:p text:style-name="P25"><text:a xlink:type="simple" xlink:href="#__RefHeading__54255_1614059384" text:style-name="Inhaltsverzeichnis_20_Link" text:visited-style-name="Inhaltsverzeichnis_20_Link">1. Source Code.<text:tab/>83</text:a></text:p>
          <text:p text:style-name="P25"><text:a xlink:type="simple" xlink:href="#__RefHeading__54257_1614059384" text:style-name="Inhaltsverzeichnis_20_Link" text:visited-style-name="Inhaltsverzeichnis_20_Link">2. Basic Permissions.<text:tab/>84</text:a></text:p>
          <text:p text:style-name="P25"><text:a xlink:type="simple" xlink:href="#__RefHeading__54259_1614059384" text:style-name="Inhaltsverzeichnis_20_Link" text:visited-style-name="Inhaltsverzeichnis_20_Link">3. Protecting Users' Legal Rights From Anti-Circumvention Law.<text:tab/>84</text:a></text:p>
          <text:p text:style-name="P25"><text:a xlink:type="simple" xlink:href="#__RefHeading__54261_1614059384" text:style-name="Inhaltsverzeichnis_20_Link" text:visited-style-name="Inhaltsverzeichnis_20_Link">4. Conveying Verbatim Copies.<text:tab/>84</text:a></text:p>
          <text:p text:style-name="P25"><text:a xlink:type="simple" xlink:href="#__RefHeading__54263_1614059384" text:style-name="Inhaltsverzeichnis_20_Link" text:visited-style-name="Inhaltsverzeichnis_20_Link">5. Conveying Modified Source Versions.<text:tab/>85</text:a></text:p>
          <text:p text:style-name="P25"><text:a xlink:type="simple" xlink:href="#__RefHeading__54265_1614059384" text:style-name="Inhaltsverzeichnis_20_Link" text:visited-style-name="Inhaltsverzeichnis_20_Link">6. Conveying Non-Source Forms.<text:tab/>85</text:a></text:p>
          <text:p text:style-name="P25"><text:a xlink:type="simple" xlink:href="#__RefHeading__54267_1614059384" text:style-name="Inhaltsverzeichnis_20_Link" text:visited-style-name="Inhaltsverzeichnis_20_Link">7. Additional Terms.<text:tab/>87</text:a></text:p>
          <text:p text:style-name="P25"><text:a xlink:type="simple" xlink:href="#__RefHeading__54269_1614059384" text:style-name="Inhaltsverzeichnis_20_Link" text:visited-style-name="Inhaltsverzeichnis_20_Link">8. Termination.<text:tab/>88</text:a></text:p>
          <text:p text:style-name="P25"><text:a xlink:type="simple" xlink:href="#__RefHeading__54271_1614059384" text:style-name="Inhaltsverzeichnis_20_Link" text:visited-style-name="Inhaltsverzeichnis_20_Link">9. Acceptance Not Required for Having Copies.<text:tab/>89</text:a></text:p>
          <text:p text:style-name="P25"><text:a xlink:type="simple" xlink:href="#__RefHeading__54273_1614059384" text:style-name="Inhaltsverzeichnis_20_Link" text:visited-style-name="Inhaltsverzeichnis_20_Link">10. Automatic Licensing of Downstream Recipients.<text:tab/>89</text:a></text:p>
          <text:p text:style-name="P25"><text:a xlink:type="simple" xlink:href="#__RefHeading__54275_1614059384" text:style-name="Inhaltsverzeichnis_20_Link" text:visited-style-name="Inhaltsverzeichnis_20_Link">11. Patents.<text:tab/>90</text:a></text:p>
          <text:p text:style-name="P25"><text:soft-page-break/><text:a xlink:type="simple" xlink:href="#__RefHeading__54277_1614059384" text:style-name="Inhaltsverzeichnis_20_Link" text:visited-style-name="Inhaltsverzeichnis_20_Link">12. No Surrender of Others' Freedom.<text:tab/>91</text:a></text:p>
          <text:p text:style-name="P25"><text:a xlink:type="simple" xlink:href="#__RefHeading__54279_1614059384" text:style-name="Inhaltsverzeichnis_20_Link" text:visited-style-name="Inhaltsverzeichnis_20_Link">13. Use with the GNU Affero General Public License.<text:tab/>91</text:a></text:p>
          <text:p text:style-name="P25"><text:a xlink:type="simple" xlink:href="#__RefHeading__54281_1614059384" text:style-name="Inhaltsverzeichnis_20_Link" text:visited-style-name="Inhaltsverzeichnis_20_Link">14. Revised Versions of this License.<text:tab/>92</text:a></text:p>
          <text:p text:style-name="P25"><text:a xlink:type="simple" xlink:href="#__RefHeading__54283_1614059384" text:style-name="Inhaltsverzeichnis_20_Link" text:visited-style-name="Inhaltsverzeichnis_20_Link">15. Disclaimer of Warranty.<text:tab/>92</text:a></text:p>
          <text:p text:style-name="P25"><text:a xlink:type="simple" xlink:href="#__RefHeading__54285_1614059384" text:style-name="Inhaltsverzeichnis_20_Link" text:visited-style-name="Inhaltsverzeichnis_20_Link">16. Limitation of Liability.<text:tab/>92</text:a></text:p>
          <text:p text:style-name="P25"><text:a xlink:type="simple" xlink:href="#__RefHeading__54287_1614059384" text:style-name="Inhaltsverzeichnis_20_Link" text:visited-style-name="Inhaltsverzeichnis_20_Link">17. Interpretation of Sections 15 and 16.<text:tab/>93</text:a></text:p>
        </text:index-body>
      </text:table-of-content>
      <text:list xml:id="list7569321280113385564"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6565151330152507689" text:style-name="List_20_1">
        <text:list-item>
          <text:p text:style-name="P36">Die Inhalte der Newsletter können aus freiem Text und in Joomla!<text:span text:style-name="T4">®</text:span> vorhandenen Beiträgen zusammengestellt werden.</text:p>
        </text:list-item>
        <text:list-item>
          <text:p text:style-name="P36">Die Newsletter können personalisiert werden.</text:p>
        </text:list-item>
        <text:list-item>
          <text:p text:style-name="P36">In BwPostman kann man unbeschränkt viele Mailinglisten anlegen und so für jede nur denkbare Konstellation an Abonnenten (Gäste, registrierte Benutzer, Thema...) eine eigene Mailingliste anlegen. </text:p>
        </text:list-item>
        <text:list-item>
          <text:p text:style-name="P36">BwPostman erstellt die Newsletter immer sowohl im HTML- als auch im Textformat.</text:p>
        </text:list-item>
        <text:list-item>
          <text:p text:style-name="P3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6">Die Kampagnenverwaltung in BwPostman ermöglicht es, thematisch zusammen gehörende Newsletter in einer Kampagne zusammenzufassen.</text:p>
        </text:list-item>
        <text:list-item>
          <text:p text:style-name="P3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6">Abonnenten, Newsletter, Mailinglisten, Kampagnen und Templates lassen sich archivieren oder auch wieder aus dem Archiv wiederherstellen.</text:p>
        </text:list-item>
        <text:list-item>
          <text:p text:style-name="P36">Eine Besonderheit ist die Möglichkeit einzustellen, wie viele Mails auf einmal versendet werden. Ebenso ist die Verzögerung zwischen diesen Paketen einstellbar.</text:p>
        </text:list-item>
        <text:list-item>
          <text:p text:style-name="P36">Man kann bis zu 20 Anhänge mit dem Newsletter versenden.</text:p>
        </text:list-item>
        <text:list-item>
          <text:p text:style-name="P36">Modul für die Anmeldung zum Newsletter.</text:p>
        </text:list-item>
        <text:list-item>
          <text:p text:style-name="P36">Modul für monatliche Übersicht der Newsletter im Frontend mit vielfältigen Einstellmöglichkeiten.</text:p>
        </text:list-item>
        <text:list-item>
          <text:p text:style-name="P36">Für das Frontend vorgegebene CSS-Stile können in selbst erstellter CSS-Datei überschrieben werden.</text:p>
        </text:list-item>
        <text:list-item>
          <text:p text:style-name="P36">Texte der Aktivierungsmail und des Impressums sind anpassbar.</text:p>
        </text:list-item>
        <text:list-item>
          <text:p text:style-name="P36"><text:soft-page-break/>Der Webmaster oder eine andere Person kann sich informieren lassen, wenn ein Abonnent sein Abonnement bestätigt oder storniert hat.</text:p>
        </text:list-item>
        <text:list-item>
          <text:p text:style-name="P36">Die Anzeige von Autor und Erstellungsdatum der Beiträge aus Joomla!<text:span text:style-name="T4">®</text:span> können im Newsletter separat an- und abgeschaltet werden.</text:p>
        </text:list-item>
        <text:list-item>
          <text:p text:style-name="P3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36">Die Tabellen von BwPostman können gesichert und wiederhergestellt werden.</text:p>
        </text:list-item>
        <text:list-item>
          <text:p text:style-name="P36">Die Tabellen von BwPostman können überprüft und repariert werden.</text:p>
        </text:list-item>
        <text:list-item>
          <text:p text:style-name="P36">Die Newsletter-Templates können exportiert und importiert werden.</text:p>
        </text:list-item>
        <text:list-item>
          <text:p text:style-name="P36">Informationen zu den Details eines Abonnenten können ausgedruckt werden (DSGVO)</text:p>
        </text:list-item>
        <text:list-item>
          <text:p text:style-name="P36">Es ist eine beschränkte Migration auf eine andere Joomla!<text:span text:style-name="T4">®</text:span>-Installation möglich.</text:p>
        </text:list-item>
      </text:list>
      <text:p text:style-name="Text_20_body">Der Download des Paketes enthält:</text:p>
      <text:list xml:id="list2932351931610760488" text:style-name="L1">
        <text:list-item>
          <text:p text:style-name="P26">die Komponente BwPostman,</text:p>
        </text:list-item>
        <text:list-item>
          <text:p text:style-name="P26">ein Modul, um die Anmeldung für die Newsletter auf einer Modulposition anzeigen zu können; es können die Einstellungen der Komponente verwendet werden oder eigene Einstellungen vorgenommen werden,</text:p>
        </text:list-item>
        <text:list-item>
          <text:p text:style-name="P26">ein Modul, um die Anzahl versendeter Newsletter pro Monat für ausgewählte Empfänger oder Kampagnen und einen festgelegten Zeitraum anzuzeigen,</text:p>
        </text:list-item>
        <text:list-item>
          <text:p text:style-name="P26">ein Plugin für die erweiterte Personalisierung,</text:p>
        </text:list-item>
        <text:list-item>
          <text:p text:style-name="P26">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490096134" text:continue-list="list7569321280113385564"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132592066751250177" text:style-name="L2">
        <text:list-item>
          <text:p text:style-name="P27">Menüeinträge für das Frontend anlegen</text:p>
        </text:list-item>
        <text:list-item>
          <text:p text:style-name="P27">Kampagnen</text:p>
        </text:list-item>
        <text:list-item>
          <text:p text:style-name="P27">Abonnenten importieren und exportieren</text:p>
        </text:list-item>
        <text:list-item>
          <text:p text:style-name="P27">Stapelverarbeitung bei Abonnenten</text:p>
        </text:list-item>
        <text:list-item>
          <text:p text:style-name="P27">Archivieren von Abonnenten, Mailinglisten, Newslettern, Kampagnen und Templates</text:p>
        </text:list-item>
        <text:list-item>
          <text:p text:style-name="P27">Aussehen der Anzeige im Frontend anpassen</text:p>
        </text:list-item>
        <text:list-item>
          <text:p text:style-name="P27">Aussehen der Newsletter anpassen</text:p>
        </text:list-item>
        <text:list-item>
          <text:p text:style-name="P27">Wartung</text:p>
        </text:list-item>
      </text:list>
      <text:list xml:id="list1848405556" text:continue-list="list49009613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1"><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666387983"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53073068"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257381681"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164445104"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761017747"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921103086"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6"><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6">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791568116"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1852580706"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853292137" text:continue-numbering="true" text:style-name="Outline">
        <text:list-item>
          <text:list>
            <text:list-item>
              <text:list>
                <text:list-item>
                  <text:h text:style-name="P46"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2">Der Text erscheint in jedem Newsletter ganz am Ende, direkt unter den Links zum Bearbeiten und zum Stornieren des Abonnements.</text:p>
      <text:list xml:id="list612232817" text:continue-numbering="true" text:style-name="Outline">
        <text:list-item>
          <text:list>
            <text:list-item>
              <text:list>
                <text:list-item>
                  <text:h text:style-name="P46" text:outline-level="3"><text:bookmark-start text:name="__RefHeading__27967_971432335"/><text:soft-page-break/>Ausgeblendete Beitragskategorien<text:bookmark-end text:name="__RefHeading__27967_971432335"/></text:h>
                </text:list-item>
              </text:list>
            </text:list-item>
          </text:list>
        </text:list-item>
      </text:list>
      <text:p text:style-name="P12"><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281775362"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2">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2">Darunter wird eingestellt, wie lange nach einem versendeten Block gewartet werden soll, bis der nächste Block versendet wird. Es werden nur ganze positive Zahlen ausgewertet. Wenn man etwas anderes einträgt, wird der Wert mit 0 interpretiert.</text:p>
      <text:p text:style-name="P12">Man kann auswählen, ob der eingestellte Wert Minuten oder Sekunden bedeuten soll.</text:p>
      <text:list xml:id="list375848600"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2">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819340762"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2">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722823268"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2027145568"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7">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457130719" text:continue-numbering="true" text:style-name="Outline">
        <text:list-item>
          <text:list>
            <text:list-item>
              <text:list>
                <text:list-item>
                  <text:h text:style-name="P46" text:outline-level="3"><text:bookmark-start text:name="__RefHeading__27975_971432335"/>Auswahl Geschlecht anzeigen<text:bookmark-end text:name="__RefHeading__27975_971432335"/></text:h>
                </text:list-item>
              </text:list>
            </text:list-item>
          </text:list>
        </text:list-item>
      </text:list>
      <text:p text:style-name="P12">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562973430"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2">Hier wird eingestellt, ob die Felder für Nachname und Vorname in den Formularen zum Registrieren und Bearbeiten des Abonnements angezeigt werden sollen. Dies macht Sinn, wenn man die Newsletter personalisieren will. </text:p>
      <text:list xml:id="list517581187"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109241566" text:continue-numbering="true" text:style-name="Outline">
        <text:list-item>
          <text:list>
            <text:list-item>
              <text:list>
                <text:list-item>
                  <text:h text:style-name="P46"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2027468871"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979263384" text:continue-numbering="true" text:style-name="Outline">
        <text:list-item>
          <text:list>
            <text:list-item>
              <text:list>
                <text:list-item>
                  <text:h text:style-name="P46"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1"><text:span text:style-name="BwAccentTextLow">BWPOSTMAN_ADDITIONAL_FIELD_LABEL="Mitgliedsnummer"</text:span></text:p>
      <text:p text:style-name="AccentMidHead">Wichtig:</text:p>
      <text:list xml:id="list8072143346622891604" text:style-name="BwAufzählung">
        <text:list-item>
          <text:p text:style-name="P56">Im Sprachstring, das ist der linke Teil bis zum Gleichheitszeichen, darf kein Leer- oder Sonderzeichen vorkommen. Auch Umlaute sind hier nicht erlaubt.</text:p>
        </text:list-item>
        <text:list-item>
          <text:p text:style-name="P56">Um das Gleichheitszeichen bitte keine Leerzeichen eintragen und für die Begrenzer des Textes, der dann statt des Sprachstrings tatsächlich angezeigt werden soll, das doppelte Anführungszeichen verwenden.</text:p>
        </text:list-item>
        <text:list-item>
          <text:p text:style-name="P56">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457568317" text:continue-list="list1979263384" text:style-name="Outline">
        <text:list-item>
          <text:list>
            <text:list-item>
              <text:list>
                <text:list-item>
                  <text:h text:style-name="P46" text:outline-level="3"><text:bookmark-start text:name="__RefHeading__44551_444093265"/>Tooltip zusätzliches Feld<text:bookmark-end text:name="__RefHeading__44551_444093265"/></text:h>
                </text:list-item>
              </text:list>
            </text:list-item>
          </text:list>
        </text:list-item>
      </text:list>
      <text:p text:style-name="P12">Das zusätzliche Feld kann einen Tooltip bekommen, der angezeigt wird, wenn man mit der Maus über die Beschriftung des zusätzlichen Feldes fährt. Auch hier kann ein Sprachstring aus der Override-Datei verwendet werden.</text:p>
      <text:list xml:id="list608157814"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699925662"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2">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753394280"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2">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055071914"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923586614"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2">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2">Dafür könnte man vielleicht eine Art Nutzungsbedingungen für den Newsletter angeben, was alles mit der Mailadresse des Abonnenten angestellt wird, die man erhalten hat, oder, oder, oder. Auf jeden Fall etwas, zu dem der Abonnent seine Zustimmung geben muss.</text:p>
      <text:list xml:id="list156232921"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918942871"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2">Hier wird festgelegt, ob der Disclaimer im selben Browserfenster oder Browser-Tab angezeigt wird oder in einem Neuen.</text:p>
      <text:list xml:id="list223735485"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2">Hier kann seit Version 2.1.1 eingestellt werden, ob der Disclaimer in einem Popup geöffnet werden soll. Dies ist nun die Standard-Einstellung.</text:p>
      <text:list xml:id="list1962174863"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6">Beispiele:</text:p>
      <text:list xml:id="list2578407124290560484" text:style-name="L3">
        <text:list-item>
          <text:p text:style-name="P37">Wie viele Beine hat ein Pferd? (1, 2, …)</text:p>
        </text:list-item>
        <text:list-item>
          <text:p text:style-name="P39">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2">Diese Einstellung gilt sowohl für die Komponente als auch das Anmelde-Modul, wenn beim Modul nichts anderes eingestellt ist.</text:p>
      <text:list xml:id="list1542867239" text:continue-list="list1962174863"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5"><text:bookmark-start text:name="__RefHeading__47537_794096596"/><text:bookmark-start text:name="__RefHeading__47533_7940965961"/><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334344939"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029609281"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517365081" text:continue-numbering="true" text:style-name="Outline">
        <text:list-item>
          <text:list>
            <text:list-item>
              <text:list>
                <text:list-item>
                  <text:h text:style-name="P49" text:outline-level="3"><text:bookmark-start text:name="__RefHeading__46952_1969413198"/>Text Zustimmung<text:bookmark-end text:name="__RefHeading__46952_1969413198"/></text:h>
                </text:list-item>
              </text:list>
            </text:list-item>
          </text:list>
        </text:list-item>
      </text:list>
      <text:p text:style-name="P18">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8">Dieser Text erscheint nach dem Link zur Aktivierung.</text:p>
      <text:list xml:id="list2052899071"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760765104"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266469582"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715532514"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571593626"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836238785"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954844261"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2">Hier wird festgelegt, an welche Mailadresse die Benachrichtigung geht. Das kann der Webmaster oder auch eine andere Person sein, die darüber informiert werden soll, dass ein Abonnent sein Abonnement gelöscht hat.</text:p>
      <text:list xml:id="list1904978612" text:continue-numbering="true" text:style-name="Outline">
        <text:list-item>
          <text:list>
            <text:list-item>
              <text:h text:style-name="P50" text:outline-level="2"><text:bookmark-start text:name="__RefHeading__26125_946785769"/>Listenansicht<text:bookmark-end text:name="__RefHeading__26125_946785769"/></text:h>
            </text:list-item>
          </text:list>
        </text:list-item>
      </text:list>
      <text:p text:style-name="P12">Diese Einstellungen sind für die Anzeige der Newsletter-Liste im Frontend. Sie dienen als Standardwert, wenn bei den einzelnen Menüpunkten nichts angegeben wird.</text:p>
      <text:list xml:id="list465632284" text:continue-numbering="true" text:style-name="Outline">
        <text:list-item>
          <text:list>
            <text:list-item>
              <text:list>
                <text:list-item>
                  <text:h text:style-name="P46"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487720266" text:continue-numbering="true" text:style-name="Outline">
        <text:list-item>
          <text:list>
            <text:list-item>
              <text:list>
                <text:list-item>
                  <text:h text:style-name="P46"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1742176917" text:continue-numbering="true" text:style-name="Outline">
        <text:list-item>
          <text:list>
            <text:list-item>
              <text:list>
                <text:list-item>
                  <text:h text:style-name="P46" text:outline-level="3"><text:bookmark-start text:name="__RefHeading__26131_946785769"/>Filter Mailinglisten<text:bookmark-end text:name="__RefHeading__26131_946785769"/></text:h>
                </text:list-item>
                <text:list-item>
                  <text:h text:style-name="P46" text:outline-level="3"><text:bookmark-start text:name="__RefHeading__26133_946785769"/>Filter Kampagnen<text:bookmark-end text:name="__RefHeading__26133_946785769"/></text:h>
                </text:list-item>
                <text:list-item>
                  <text:h text:style-name="P46" text:outline-level="3"><text:bookmark-start text:name="__RefHeading__26135_946785769"/>Filter Benutzergruppen<text:bookmark-end text:name="__RefHeading__26135_946785769"/></text:h>
                </text:list-item>
              </text:list>
            </text:list-item>
          </text:list>
        </text:list-item>
      </text:list>
      <text:p text:style-name="P12">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880299388" text:continue-numbering="true" text:style-name="Outline">
        <text:list-item>
          <text:list>
            <text:list-item>
              <text:list>
                <text:list-item>
                  <text:h text:style-name="P46"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2008230082" text:continue-numbering="true" text:style-name="Outline">
        <text:list-item>
          <text:list>
            <text:list-item>
              <text:list>
                <text:list-item>
                  <text:h text:style-name="P46" text:outline-level="3"><text:bookmark-start text:name="__RefHeading__26139_946785769"/># Newsletter<text:bookmark-end text:name="__RefHeading__26139_946785769"/></text:h>
                </text:list-item>
              </text:list>
            </text:list-item>
          </text:list>
        </text:list-item>
      </text:list>
      <text:p text:style-name="P12">Hier wird eingestellt, wie viele Newsletter auf einer Seite angezeigt werden. Der Standard-Wert ist 10.</text:p>
      <text:list xml:id="list69810842" text:continue-numbering="true" text:style-name="Outline">
        <text:list-item>
          <text:list>
            <text:list-item>
              <text:h text:style-name="P50" text:outline-level="2"><text:bookmark-start text:name="__RefHeading__26141_946785769"/>Detailansicht<text:bookmark-end text:name="__RefHeading__26141_946785769"/></text:h>
              <text:list>
                <text:list-item>
                  <text:h text:style-name="P46" text:outline-level="3"><text:bookmark-start text:name="__RefHeading__26143_946785769"/>Anhang anzeigen<text:bookmark-end text:name="__RefHeading__26143_946785769"/></text:h>
                </text:list-item>
              </text:list>
            </text:list-item>
          </text:list>
        </text:list-item>
      </text:list>
      <text:p text:style-name="P12">Dieser Schalter hat die gleiche Bedeutung wie für die Listenansicht, nur gilt er für die Ansicht eines einzelnen Newsletters im Frontend. Das Symbol wird neben dem Versanddatum des Newsletters als Schaltfläche angezeigt.</text:p>
      <text:list xml:id="list1947077339"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2">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845751690" text:continue-numbering="true" text:style-name="Outline">
        <text:list-item>
          <text:list>
            <text:list-item>
              <text:h text:style-name="P50" text:outline-level="2"><text:bookmark-start text:name="__RefHeading__46962_1969413198"/><text:soft-page-break/>Berechtigungen<text:bookmark-end text:name="__RefHeading__46962_1969413198"/></text:h>
            </text:list-item>
          </text:list>
        </text:list-item>
      </text:list>
      <text:p text:style-name="P12">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0">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2006610611"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214698393"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263962241"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516589010"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1925629059"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276570540"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250228362"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2039398365"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2153049796"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431500232"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1811625965"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7">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505969773"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723381556"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651287984"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980871239" text:continue-numbering="true" text:style-name="Outline">
        <text:list-item>
          <text:list>
            <text:list-item>
              <text:h text:style-name="P52"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3351459317106093140" text:style-name="L4">
        <text:list-item>
          <text:p text:style-name="P28">Newsletter-Anmeldung</text:p>
        </text:list-item>
        <text:list-item>
          <text:p text:style-name="P28">Newsletter-Abonnement bearbeiten</text:p>
        </text:list-item>
        <text:list-item>
          <text:p text:style-name="P28">Veröffentlichte Newsletter als Übersicht</text:p>
        </text:list-item>
        <text:list-item>
          <text:p text:style-name="P28">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586333364" text:continue-list="list1980871239"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369589473"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8">Beim diesem Menüeintrag gibt es unter dem Reiter Optionen die Möglichkeit festzulegen, ob ein Anhang (als Link) angezeigt wird oder nicht, wenn einer vorhanden ist. Es gibt drei Auswahlmöglichkeiten:</text:p>
      <text:list xml:id="list4602432510146535784" text:style-name="L5">
        <text:list-item>
          <text:p text:style-name="P29"><text:span text:style-name="Strong_20_Emphasis">Globale Einstellung</text:span></text:p>
          <text:p text:style-name="P29">Es wird der Wert verwendet, der in den Optionen der Komponente eingestellt ist.</text:p>
        </text:list-item>
        <text:list-item>
          <text:p text:style-name="P29"><text:span text:style-name="Strong_20_Emphasis">Anzeigen</text:span></text:p>
          <text:p text:style-name="P29">Der Link auf den Anhang wird angezeigt, auch wenn in den Optionen der Komponente etwas anderes steht.</text:p>
        </text:list-item>
        <text:list-item>
          <text:p text:style-name="P29"><text:span text:style-name="Strong_20_Emphasis">Verbergen</text:span></text:p>
          <text:p text:style-name="P29">Der Link auf den Anhang wird nicht angezeigt, auch wenn in den Optionen der Komponente etwas anderes festgelegt ist.</text:p>
        </text:list-item>
      </text:list>
      <text:list xml:id="list1057393558" text:continue-list="list1369589473"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2813353290707317099" text:style-name="L6">
        <text:list-item>
          <text:p text:style-name="P30"><text:span text:style-name="Strong_20_Emphasis">Alle</text:span></text:p>
          <text:p text:style-name="P30">Es werden alle veröffentlichten Newsletter angezeigt, auch die archivierten.</text:p>
        </text:list-item>
        <text:list-item>
          <text:p text:style-name="P38"><text:soft-page-break/><text:span text:style-name="Strong_20_Emphasis">Alle außer archiviert</text:span></text:p>
          <text:p text:style-name="P38">Es werden alle veröffentlichten Newsletter angezeigt, die nicht archiviert sind.</text:p>
        </text:list-item>
        <text:list-item>
          <text:p text:style-name="P30"><text:span text:style-name="Strong_20_Emphasis">weder archiviert noch abgelaufen</text:span></text:p>
          <text:p text:style-name="P30">Es werden alle veröffentlichten Newsletter angezeigt, die nicht archiviert und nicht abgelaufen sind. Abgelaufen bedeutet, dass das Enddatum der Veröffentlichung überschritten ist.</text:p>
        </text:list-item>
        <text:list-item>
          <text:p text:style-name="P30"><text:span text:style-name="Strong_20_Emphasis">nicht archiviert aber abgelaufen</text:span></text:p>
          <text:p text:style-name="P3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30"><text:span text:style-name="Strong_20_Emphasis">nur archiviert</text:span></text:p>
          <text:p text:style-name="P30">Diese Einstellung macht es möglich, alle archivierten Newsletter anzeigen zu lassen, egal ob abgelaufen oder nicht.</text:p>
        </text:list-item>
        <text:list-item>
          <text:p text:style-name="P30"><text:span text:style-name="Strong_20_Emphasis">nur abgelaufen</text:span></text:p>
          <text:p text:style-name="P30">Hier werden nur Newsletter angezeigt, die nur abgelaufen sind.</text:p>
        </text:list-item>
        <text:list-item>
          <text:p text:style-name="P30"><text:span text:style-name="Strong_20_Emphasis">archiviert </text:span><text:span text:style-name="Betont_20_H3">und</text:span><text:span text:style-name="Strong_20_Emphasis"> abgelaufen</text:span></text:p>
          <text:p text:style-name="P30">Mit dieser Option ist es möglich, alle abgelaufenen Newsletter anzuzeigen, die archiviert sind.</text:p>
        </text:list-item>
        <text:list-item>
          <text:p text:style-name="P30"><text:span text:style-name="Strong_20_Emphasis">archiviert </text:span><text:span text:style-name="Emphasis">oder</text:span><text:span text:style-name="Strong_20_Emphasis"> abgelaufen</text:span></text:p>
          <text:p text:style-name="P30">Schließlich gibt es auch noch die Möglichkeit, alle Newsletter anzuzeigen, die entweder archiviert oder abgelaufen sind.</text:p>
        </text:list-item>
      </text:list>
      <text:list xml:id="list111918616" text:continue-list="list1057393558"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3740973952376995304" text:style-name="L7">
        <text:list-item>
          <text:p text:style-name="P31">Im Frontend werden immer nur veröffentlichte Newsletter angezeigt.</text:p>
        </text:list-item>
        <text:list-item>
          <text:p text:style-name="P31">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751235837" text:continue-list="list111918616"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703685080"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2024299262"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466267186"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change-start text:change-id="ct140375712528664"/></text:p>
      <text:p text:style-name="Text_20_body"><text:soft-page-break/>Wenn der Abonnent seine Mailadresse ändert, muss diese Mailadresse erneut bestätigt werden<text:change-end text:change-id="ct140375712528664"/><text:change-start text:change-id="ct140375572028816"/>. Dies hat auch wieder mit dem Double-Opt-In zu tun. Seit Version 2.3.0 von BwPostman wird nach dem Speichern der Änderungen dazu auch eine Meldung eingeblendet<text:change-end text:change-id="ct140375572028816"/><text:change-start text:change-id="ct140375572027472"/>, die den Abonnenten darauf hinweist, dass er diese Mailadresse bestätigen muss, um weiterhin Newsletter zu erhalten.<text:change-end text:change-id="ct140375572027472"/></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126853749"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322072266"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2165980488"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9">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8">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964689522"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40355085"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45844067"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721819599"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94364316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2009991064"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894054377"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10">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0">Diese CSS-Datei ist für die Komponente unter</text:p>
      <text:p text:style-name="P11"><text:span text:style-name="BwFilePath">&lt;Joomla-Installationsverzeichnis&gt;/components/com_bwpostman/assets/css/bwpostman.css</text:span></text:p>
      <text:p text:style-name="P10">zu finden. </text:p>
      <text:p text:style-name="P10">Für das Anmelde-Modul ist es diese Datei:</text:p>
      <text:p text:style-name="P11"><text:span text:style-name="BwFilePath">&lt;Joomla-Installationsverzeichnis&gt;/modules/mod_bwpostman/css/bwpostman.css </text:span></text:p>
      <text:p text:style-name="P10">Für das Übersichts-Modul ist es diese Datei:</text:p>
      <text:p text:style-name="P11"><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1"><text:span text:style-name="BwFilePath">&lt;Joomla-Installationsverzeichnis&gt;/templates/&lt;gewähltes Template&gt;/css/</text:span></text:p>
      <text:list xml:id="list2165141787"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336632811"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629736173"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1">&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251765064"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544397558"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1479187276"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214867598"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933434176"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100865978"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530890108"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614352117"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709690347"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321814084"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2"/>
      <text:list xml:id="list2158221867"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889332558"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336744027"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1">&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80193220"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598104780"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1997965493"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2062028867"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2021908351"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934871979"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94153870"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9"><text:span text:style-name="Strong_20_Emphasis">Wichtig:</text:span></text:p>
      <text:list xml:id="list1997941576" text:continue-list="list8072143346622891604" text:style-name="BwAufzählung">
        <text:list-item>
          <text:p text:style-name="P55"><text:span text:style-name="BwAccentTextHigh">Zwischen der öffnenden eckigen Klammer und dem folgenden bwpostman_personalize darf kein weiteres Zeichen stehen, auch kein Leerzeichen!</text:span></text:p>
        </text:list-item>
        <text:list-item>
          <text:p text:style-name="P5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55">Ist kein Geschlecht verfügbar, dann wird die neutrale Form eingefügt.</text:p>
        </text:list-item>
        <text:list-item>
          <text:p text:style-name="P55">Wird keine Angabe gemacht, dann erzeugt dies keinen Fehler, aber es wird auch nichts eingefügt.</text:p>
        </text:list-item>
      </text:list>
      <text:list xml:id="list709614239" text:continue-list="list194153870"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292045340"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2001322029"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change-start text:change-id="ct140375722269528"/></text:p>
      <text:list xml:id="list241486575" text:continue-numbering="true" text:style-name="Outline">
        <text:list-item>
          <text:list>
            <text:list-item>
              <text:h text:style-name="P53" text:outline-level="2">FooterUsedMailinglists</text:h>
            </text:list-item>
          </text:list>
        </text:list-item>
      </text:list>
      <text:p text:style-name="Text_20_body"><text:change-end text:change-id="ct140375722269528"/><text:change-start text:change-id="ct140375761377352"/>Mit diesem Plugin kann man die Mailinglisten und/oder <text:change-end text:change-id="ct140375761377352"/><text:change-start text:change-id="ct140375722270104"/>die Benutzergruppen im Fuß des Newsletters anzeigen lassen, an die der Newsletter versendet wurde. </text:p>
      <text:p text:style-name="Text_20_body">Man kann<text:change-end text:change-id="ct140375722270104"/><text:change-start text:change-id="ct140375722268376"/> auch einstellen, ob die Anzahl der Abonnenten jeder Mailingliste oder Benutzergruppe aufgeführt werden soll.<text:change-end text:change-id="ct140375722268376"/><text:change-start text:change-id="ct140375722269336"/> Das funktioniert natürlich nur, wenn die Auflistung der Mailinglisten/Benutzergruppen auch aktiviert ist.<text:change-end text:change-id="ct140375722269336"/><text:change-start text:change-id="ct140375827021392"/></text:p>
      <text:p text:style-name="Text_20_body">Schließlich kann man auch einstellen, ob die Summe aller Empfänger angezeigt werden soll.<text:change-end text:change-id="ct140375827021392"/><text:change-start text:change-id="ct140375827020624"/></text:p>
      <text:p text:style-name="Text_20_body">Das funktioniert in der Vorschau, im Test-Versand und natürlich im realen Versand. In der Vorschau und im Test-Ver<text:change-end text:change-id="ct140375827020624"/><text:change-start text:change-id="ct140375827020816"/>sand kann das Plugin allerdings noch nicht wissen, ob der reale Versand auch an unbestätigte Abonnenten gehen soll. Folglich werden bei der Anzahl der Abonnenten nur die Abonnenten gezählt<text:change-end text:change-id="ct140375827020816"/><text:change-start text:change-id="ct140375827021584"/>, die bestätigt sind. Archivierte Abonnenten werden grundsätzlich nicht gezählt, denn an die wird schließlich auch nicht versendet.</text:p>
      <text:p text:style-name="Text_20_body"><text:change-end text:change-id="ct140375827021584"/><text:change-start text:change-id="ct140375722529744"/></text:p>
      <text:list xml:id="list45741238" text:continue-numbering="true" text:style-name="Outline">
        <text:list-item>
          <text:list>
            <text:list-item>
              <text:h text:style-name="P53" text:outline-level="2"><text:change-end text:change-id="ct140375722529744"/><text:change-start text:change-id="ct140375827021008"/>BwPostman TimeControl</text:h>
            </text:list-item>
          </text:list>
        </text:list-item>
      </text:list>
      <text:p text:style-name="AccentMidBox">Dieses Plugin ist im Paket BwPostman nicht ent<text:change-end text:change-id="ct140375827021008"/><text:change-start text:change-id="ct140375722530896"/>halten. Es kann getrennt käuflich erworben werden.</text:p>
      <text:p text:style-name="P4">Mit die<text:change-end text:change-id="ct140375722530896"/><text:change-start text:change-id="ct140375722532624"/>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821365830" text:continue-numbering="true" text:style-name="Outline">
        <text:list-item>
          <text:list>
            <text:list-item>
              <text:list>
                <text:list-item>
                  <text:h text:style-name="Heading_20_3" text:outline-level="3">Konfiguration</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4">Der <text:change-end text:change-id="ct140375722532624"/><text:change-start text:change-id="ct140375724948680"/><text:span text:style-name="BwAccentField"><text:span text:style-name="T24">Lizenz-Code</text:span></text:span><text:change-end text:change-id="ct140375724948680"/><text:change-start text:change-id="ct140375750632008"/> wird für Updates für das Plugin BwPostman TimeControl benötigt.</text:p>
      <text:list xml:id="list2093077337" text:continue-numbering="true" text:style-name="Outline">
        <text:list-item>
          <text:list>
            <text:list-item>
              <text:list>
                <text:list-item>
                  <text:h text:style-name="Heading_20_3" text:outline-level="3">Aktivierung der Automatik</text:h>
                </text:list-item>
              </text:list>
            </text:list-item>
          </text:list>
        </text:list-item>
      </text:list>
      <text:p text:style-name="P4">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4">Der Status des Cronservers (gestartet oder angehalten) wird in der Wartung als Info-Feld eingeblendet.</text:p>
      <text:list xml:id="list2168419410" text:continue-numbering="true" text:style-name="Outline">
        <text:list-item>
          <text:list>
            <text:list-item>
              <text:list>
                <text:list-item>
                  <text:h text:style-name="Heading_20_3" text:outline-level="3">Versandzeitpunkt einstellen</text:h>
                </text:list-item>
              </text:list>
            </text:list-item>
          </text:list>
        </text:list-item>
      </text:list>
      <text:p text:style-name="P4">Ist das Plugin <text:change-end text:change-id="ct140375750632008"/><text:change-start text:change-id="ct140375722532432"/>aktiviert, werden beim Bearbeiten des Newsletters zwei zusätzliche Felder eingeblendet:</text:p>
      <text:p text:style-name="P4">Das erste Feld ist ein Kalenderfeld, in dem man Datum und Uhrzeit für den Versand einstellt. </text:p>
      <text:p text:style-name="P4">Das zweite Feld ist <text:change-end text:change-id="ct140375722532432"/><text:change-start text:change-id="ct140375722530128"/>ein Auswahlfeld <text:span text:style-name="BwAccentTextLow">ja</text:span>/<text:span text:style-name="BwAccentTextLow">nein</text:span>. Hier wird festgelegt, dass der Newsletter für den Versand fertig ist. Dieses Feld ist <text:change-end text:change-id="ct140375722530128"/><text:change-start text:change-id="ct140375722531088"/>mit <text:span text:style-name="BwAccentTextLow">nein</text:span> vorbelegt.<text:change-end text:change-id="ct140375722531088"/><text:change-start text:change-id="ct140375722530704"/> Solange dieses Feld auf <text:span text:style-name="BwAccentTextLow">nein</text:span> steht, berücksichtigt die Automatik diesen Newsletter nicht. Man kann dem Newsletter <text:change-end text:change-id="ct140375722530704"/><text:change-start text:change-id="ct140375722529936"/>also bereits ein Versanddatum geben, ohne mit der Bearbeitung fertig zu sein. Sollte die B<text:change-end text:change-id="ct140375722529936"/><text:change-start text:change-id="ct140375499448536"/>earbeitung länger als gedacht dauern, wird damit kein unfertiger Newsletter versendet.</text:p>
      <text:list xml:id="list2115535026" text:continue-numbering="true" text:style-name="Outline">
        <text:list-item>
          <text:list>
            <text:list-item>
              <text:list>
                <text:list-item>
                  <text:h text:style-name="Heading_20_3" text:outline-level="3"><text:change-end text:change-id="ct140375499448536"/><text:change-start text:change-id="ct140375499448344"/>Weitergehende Informationen</text:h>
                </text:list-item>
              </text:list>
            </text:list-item>
          </text:list>
        </text:list-item>
      </text:list>
      <text:p text:style-name="P4">Auch der Versand per Automatik berücksichtigt die in der Komponente eingestellten Werte für <text:change-end text:change-id="ct140375499448344"/><text:change-start text:change-id="ct140375499450456"/></text:p>
      <text:list xml:id="list5254084964047032880" text:style-name="L8">
        <text:list-item>
          <text:p text:style-name="P41"><text:soft-page-break/>Anzahl der Newsletter pro Schritt</text:p>
        </text:list-item>
        <text:list-item>
          <text:p text:style-name="P41">Verzögerung beim Versenden</text:p>
        </text:list-item>
        <text:list-item>
          <text:p text:style-name="P41">Einheit der Verzögerung</text:p>
        </text:list-item>
      </text:list>
      <text:p text:style-name="P4">Diese Werte werden beim Start des Cronservers eingele<text:change-end text:change-id="ct140375499450456"/><text:change-start text:change-id="ct140375499451800"/>sen und gelten, bis der Cronserver angehalten und wieder neu gestartet wird, auch wenn sich in der Zwischenzeit die eingestellten Werte geändert haben.</text:p>
      <text:p text:style-name="P4"/>
      <text:p text:style-name="P4"><text:change-end text:change-id="ct140375499451800"/><text:change-start text:change-id="ct140375499449688"/>Wenn man den Cronserver anhält, während gerade ein Newsletter versendet wird, wird der Versand dieses Newsletters bis zum Ende fortgesetzt, erst dann wird der Cro<text:change-end text:change-id="ct140375499449688"/><text:change-start text:change-id="ct140375499449112"/>nserver beendet. <text:span text:style-name="T1">Es ist nicht möglich, den automatischen Versand abzubrechen!</text:span></text:p>
      <text:p text:style-name="P42"/>
      <text:p text:style-name="P5"><text:change-end text:change-id="ct140375499449112"/><text:change-start text:change-id="ct140375499448728"/>Beim manuellen Versand eines Newsletters muss derjenige, der den Versand angestoßen hat, warten, bis der Newsletter vollständig versendet ist, bevor er etwas anderes in <text:change-end text:change-id="ct140375499448728"/><text:change-start text:change-id="ct140375499451416"/><text:span text:style-name="T16">Joomla!</text:span><text:span text:style-name="T5">®</text:span><text:change-end text:change-id="ct140375499451416"/><text:change-start text:change-id="ct140375499450264"/> tun kann<text:change-end text:change-id="ct140375499450264"/><text:change-start text:change-id="ct140375499451032"/>.<text:change-end text:change-id="ct140375499451032"/><text:change-start text:change-id="ct140375499448920"/> Dies ist mit dem Plugin BwPostman TimeControl kein Problem mehr! Da der zeitgesteuerte Versand direkt an den Cronserver übergeben wird, der unter dem Benutzer l<text:change-end text:change-id="ct140375499448920"/><text:change-start text:change-id="ct140375499451608"/>äuft, der in den Optionen eingestellt wird, ist der Benutzer, der den Newsletter versendet, schließlich ein anderer. Man kann <text:change-end text:change-id="ct140375499451608"/><text:change-start text:change-id="ct140375499452184"/>gleich weiter arbeiten und sich sogar abmelden und den Browser schließen, der Newsletter wird trotzdem versandt.<text:change-end text:change-id="ct140375499452184"/><text:change-start text:change-id="ct140375499451992"/></text:p>
      <text:p text:style-name="P5"><text:change-end text:change-id="ct140375499451992"/><text:change-start text:change-id="ct140375499449304"/></text:p>
      <text:p text:style-name="P5">Falls man <text:change-end text:change-id="ct140375499449304"/><text:change-start text:change-id="ct140375499450072"/>bei seinem Mail-Provider gewisse Vorgaben der möglichen Mails pro Zeiteinheit hat, sollte man <text:change-end text:change-id="ct140375499450072"/><text:change-start text:change-id="ct140375499449496"/>es lieber unterlassen, einen weiteren Newsletter manuell zu versenden, solange der zeitgesteuerte Newsletter gerade versendet wird. Solange der zeitgesteuerte Newsletter <text:change-end text:change-id="ct140375499449496"/><text:change-start text:change-id="ct140375499450648"/>noch nicht fällig ist, dürfte der manuelle Versand aber kein Problem sein.<text:change-end text:change-id="ct140375499450648"/></text:p>
      <text:list xml:id="list1532866248" text:continue-list="list2115535026"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2648145625729843473" text:style-name="L9">
        <text:list-item>
          <text:p text:style-name="P32">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3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230237211" text:continue-list="list1532866248" text:style-name="Outline">
        <text:list-item>
          <text:h text:style-name="Heading_20_1" text:outline-level="1"><text:bookmark-start text:name="__RefHeading__96532_1354962075"/>Anhang<text:bookmark-end text:name="__RefHeading__96532_1354962075"/></text:h>
          <text:list>
            <text:list-item>
              <text:h text:style-name="P51" text:outline-level="2"><text:bookmark-start text:name="__RefHeading__48435_366451164"/>GNU Free Documentation License<text:bookmark-end text:name="__RefHeading__48435_366451164"/></text:h>
            </text:list-item>
          </text:list>
        </text:list-item>
      </text:list>
      <text:p text:style-name="P13">Version 1.3, 3 November 2008</text:p>
      <text:p text:style-name="P13">Copyright © 2000, 2001, 2002, 2007, 2008 Free Software Foundation, Inc. &lt;<text:a xlink:type="simple" xlink:href="http://fsf.org/" office:target-frame-name="_blank" xlink:show="new" text:style-name="Internet_20_link" text:visited-style-name="Visited_20_Internet_20_Link">https://fsf.org/</text:a>&gt; </text:p>
      <text:p text:style-name="P13">Everyone is permitted to copy and distribute verbatim copies of this license document, but changing it is not allowed.</text:p>
      <text:list xml:id="list1765528767434074775" text:style-name="Nummerierung_20_3_20_mit_20_Nummern">
        <text:list-item>
          <text:list>
            <text:list-item>
              <text:list>
                <text:list-item>
                  <text:h text:style-name="P48" text:outline-level="3"><text:bookmark-start text:name="__RefHeading__48437_366451164"/>PREAMBLE<text:bookmark-end text:name="__RefHeading__48437_366451164"/></text:h>
                </text:list-item>
              </text:list>
            </text:list-item>
          </text:list>
        </text:list-item>
      </text:list>
      <text:p text:style-name="P1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3">This License is a kind of "copyleft", which means that derivative works of the document must themselves be free in the same sense. It complements the GNU General Public License, which is a copyleft license designed for free software.</text:p>
      <text:p text:style-name="P1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469985322" text:continue-numbering="true" text:style-name="Nummerierung_20_3_20_mit_20_Nummern">
        <text:list-item>
          <text:list>
            <text:list-item>
              <text:list>
                <text:list-item>
                  <text:h text:style-name="P48" text:outline-level="3"><text:bookmark-start text:name="__RefHeading__48439_366451164"/>APPLICABILITY AND DEFINITIONS<text:bookmark-end text:name="__RefHeading__48439_366451164"/></text:h>
                </text:list-item>
              </text:list>
            </text:list-item>
          </text:list>
        </text:list-item>
      </text:list>
      <text:p text:style-name="P1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3">A "Modified Version" of the Document means any work containing the Document or a portion of it, either copied verbatim, or with modifications and/or translated into another language.</text:p>
      <text:p text:style-name="P13"><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3">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3">The "publisher" means any person or entity that distributes copies of the Document to the public.</text:p>
      <text:p text:style-name="P1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822106261" text:continue-numbering="true" text:style-name="Nummerierung_20_3_20_mit_20_Nummern">
        <text:list-item>
          <text:list>
            <text:list-item>
              <text:list>
                <text:list-item>
                  <text:h text:style-name="P48" text:outline-level="3"><text:bookmark-start text:name="__RefHeading__48441_366451164"/>VERBATIM COPYING<text:bookmark-end text:name="__RefHeading__48441_366451164"/></text:h>
                </text:list-item>
              </text:list>
            </text:list-item>
          </text:list>
        </text:list-item>
      </text:list>
      <text:p text:style-name="P1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3">You may also lend copies, under the same conditions stated above, and you may publicly display copies.</text:p>
      <text:list xml:id="list255157546" text:continue-numbering="true" text:style-name="Nummerierung_20_3_20_mit_20_Nummern">
        <text:list-item>
          <text:list>
            <text:list-item>
              <text:list>
                <text:list-item>
                  <text:h text:style-name="P48" text:outline-level="3"><text:bookmark-start text:name="__RefHeading__48443_366451164"/>COPYING IN QUANTITY<text:bookmark-end text:name="__RefHeading__48443_366451164"/></text:h>
                </text:list-item>
              </text:list>
            </text:list-item>
          </text:list>
        </text:list-item>
      </text:list>
      <text:p text:style-name="P1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3">If the required texts for either cover are too voluminous to fit legibly, you should put the first ones listed (as many as fit reasonably) on the actual cover, and continue the rest onto adjacent pages.</text:p>
      <text:p text:style-name="P1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3">It is requested, but not required, that you contact the authors of the Document well before redistributing any large number of copies, to give them a chance to provide you with an updated version of the Document.</text:p>
      <text:list xml:id="list1360955883" text:continue-numbering="true" text:style-name="Nummerierung_20_3_20_mit_20_Nummern">
        <text:list-item>
          <text:list>
            <text:list-item>
              <text:list>
                <text:list-item>
                  <text:h text:style-name="P48" text:outline-level="3"><text:bookmark-start text:name="__RefHeading__48445_366451164"/>MODIFICATIONS<text:bookmark-end text:name="__RefHeading__48445_366451164"/></text:h>
                </text:list-item>
              </text:list>
            </text:list-item>
          </text:list>
        </text:list-item>
      </text:list>
      <text:p text:style-name="P1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457055444406113733" text:style-name="L10">
        <text:list-item>
          <text:p text:style-name="P5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8">C. State on the Title page the name of the publisher of the Modified Version, as the publisher. </text:p>
        </text:list-item>
        <text:list-item>
          <text:p text:style-name="P58">D. Preserve all the copyright notices of the Document. </text:p>
        </text:list-item>
        <text:list-item>
          <text:p text:style-name="P58">E. Add an appropriate copyright notice for your modifications adjacent to the other copyright notices. </text:p>
        </text:list-item>
        <text:list-item>
          <text:p text:style-name="P58"><text:soft-page-break/>F. Include, immediately after the copyright notices, a license notice giving the public permission to use the Modified Version under the terms of this License, in the form shown in the Addendum below. </text:p>
        </text:list-item>
        <text:list-item>
          <text:p text:style-name="P58">G. Preserve in that license notice the full lists of Invariant Sections and required Cover Texts given in the Document's license notice. </text:p>
        </text:list-item>
        <text:list-item>
          <text:p text:style-name="P58">H. Include an unaltered copy of this License. </text:p>
        </text:list-item>
        <text:list-item>
          <text:p text:style-name="P5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8">K. For any section Entitled "Acknowledgements" or "Dedications", Preserve the Title of the section, and preserve in the section all the substance and tone of each of the contributor acknowledgements and/or dedications given therein. </text:p>
        </text:list-item>
        <text:list-item>
          <text:p text:style-name="P58">L. Preserve all the Invariant Sections of the Document, unaltered in their text and in their titles. Section numbers or the equivalent are not considered part of the section titles. </text:p>
        </text:list-item>
        <text:list-item>
          <text:p text:style-name="P58">M. Delete any section Entitled "Endorsements". Such a section may not be included in the Modified Version. </text:p>
        </text:list-item>
        <text:list-item>
          <text:p text:style-name="P58">N. Do not retitle any existing section to be Entitled "Endorsements" or to conflict in title with any Invariant Section. </text:p>
        </text:list-item>
        <text:list-item>
          <text:p text:style-name="P58">O. Preserve any Warranty Disclaimers. </text:p>
        </text:list-item>
      </text:list>
      <text:p text:style-name="P1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3">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3">The author(s) and publisher(s) of the Document do not by this License give permission to use their names for publicity for or to assert or imply endorsement of any Modified Version.</text:p>
      <text:list xml:id="list1880508624" text:continue-list="list1360955883" text:style-name="Nummerierung_20_3_20_mit_20_Nummern">
        <text:list-item>
          <text:list>
            <text:list-item>
              <text:list>
                <text:list-item>
                  <text:h text:style-name="P48" text:outline-level="3"><text:bookmark-start text:name="__RefHeading__48447_366451164"/>COMBINING DOCUMENTS<text:bookmark-end text:name="__RefHeading__48447_366451164"/></text:h>
                </text:list-item>
              </text:list>
            </text:list-item>
          </text:list>
        </text:list-item>
      </text:list>
      <text:p text:style-name="P1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743584039" text:continue-numbering="true" text:style-name="Nummerierung_20_3_20_mit_20_Nummern">
        <text:list-item>
          <text:list>
            <text:list-item>
              <text:list>
                <text:list-item>
                  <text:h text:style-name="P48" text:outline-level="3"><text:bookmark-start text:name="__RefHeading__48449_366451164"/>COLLECTIONS OF DOCUMENTS<text:bookmark-end text:name="__RefHeading__48449_366451164"/></text:h>
                </text:list-item>
              </text:list>
            </text:list-item>
          </text:list>
        </text:list-item>
      </text:list>
      <text:p text:style-name="P1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3">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785360737" text:continue-numbering="true" text:style-name="Nummerierung_20_3_20_mit_20_Nummern">
        <text:list-item>
          <text:list>
            <text:list-item>
              <text:list>
                <text:list-item>
                  <text:h text:style-name="P48" text:outline-level="3"><text:bookmark-start text:name="__RefHeading__48451_366451164"/>AGGREGATION WITH INDEPENDENT WORKS<text:bookmark-end text:name="__RefHeading__48451_366451164"/></text:h>
                </text:list-item>
              </text:list>
            </text:list-item>
          </text:list>
        </text:list-item>
      </text:list>
      <text:p text:style-name="P13">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400251709" text:continue-numbering="true" text:style-name="Nummerierung_20_3_20_mit_20_Nummern">
        <text:list-item>
          <text:list>
            <text:list-item>
              <text:list>
                <text:list-item>
                  <text:h text:style-name="P48" text:outline-level="3"><text:bookmark-start text:name="__RefHeading__48453_366451164"/>TRANSLATION<text:bookmark-end text:name="__RefHeading__48453_366451164"/></text:h>
                </text:list-item>
              </text:list>
            </text:list-item>
          </text:list>
        </text:list-item>
      </text:list>
      <text:p text:style-name="P1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3">If a section in the Document is Entitled "Acknowledgements", "Dedications", or "History", the requirement (section 4) to Preserve its Title (section 1) will typically require changing the actual title.</text:p>
      <text:list xml:id="list1022934508" text:continue-numbering="true" text:style-name="Nummerierung_20_3_20_mit_20_Nummern">
        <text:list-item>
          <text:list>
            <text:list-item>
              <text:list>
                <text:list-item>
                  <text:h text:style-name="P48" text:outline-level="3"><text:bookmark-start text:name="__RefHeading__48455_366451164"/>TERMINATION<text:bookmark-end text:name="__RefHeading__48455_366451164"/></text:h>
                </text:list-item>
              </text:list>
            </text:list-item>
          </text:list>
        </text:list-item>
      </text:list>
      <text:p text:style-name="P13">You may not copy, modify, sublicense, or distribute the Document except as expressly provided under this License. Any attempt otherwise to copy, modify, sublicense, or distribute it is void, and will automatically terminate your rights under this License.</text:p>
      <text:p text:style-name="P1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753635341" text:continue-numbering="true" text:style-name="Nummerierung_20_3_20_mit_20_Nummern">
        <text:list-item>
          <text:list>
            <text:list-item>
              <text:list>
                <text:list-item>
                  <text:h text:style-name="P48"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3">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99637004" text:continue-numbering="true" text:style-name="Nummerierung_20_3_20_mit_20_Nummern">
        <text:list-item>
          <text:list>
            <text:list-item>
              <text:list>
                <text:list-item>
                  <text:h text:style-name="P48" text:outline-level="3"><text:bookmark-start text:name="__RefHeading__48459_366451164"/><text:bookmark text:name="section11"/>RELICENSING<text:bookmark-end text:name="__RefHeading__48459_366451164"/></text:h>
                </text:list-item>
              </text:list>
            </text:list-item>
          </text:list>
        </text:list-item>
      </text:list>
      <text:p text:style-name="P13">"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3">"Incorporate" means to publish or republish a Document, in whole or in part, as part of another Document.</text:p>
      <text:p text:style-name="P1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3"><text:soft-page-break/>The operator of an MMC Site may republish an MMC contained in the site under CC-BY-SA on the same site at any time before August 1, 2009, provided the MMC is eligible for relicensing.</text:p>
      <text:p text:style-name="Text_20_body"/>
      <text:list xml:id="list169731273" text:continue-list="list1230237211" text:style-name="Outline">
        <text:list-item>
          <text:list>
            <text:list-item>
              <text:h text:style-name="P54" text:outline-level="2"><text:bookmark-start text:name="__RefHeading__54247_1614059384"/>GNU GENERAL PUBLIC LICENSE<text:bookmark-end text:name="__RefHeading__54247_1614059384"/></text:h>
            </text:list-item>
          </text:list>
        </text:list-item>
      </text:list>
      <text:p text:style-name="P14">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3">Everyone is permitted to copy and distribute verbatim copies of this license document, but changing it is not allowed.</text:p>
      <text:list xml:id="list791364946" text:continue-numbering="true" text:style-name="Outline">
        <text:list-item>
          <text:list>
            <text:list-item>
              <text:list>
                <text:list-item>
                  <text:h text:style-name="P47" text:outline-level="3"><text:bookmark-start text:name="__RefHeading__54249_1614059384"/>Preamble<text:bookmark-end text:name="__RefHeading__54249_1614059384"/></text:h>
                </text:list-item>
              </text:list>
            </text:list-item>
          </text:list>
        </text:list-item>
      </text:list>
      <text:p text:style-name="P13">The GNU General Public License is a free, copyleft license for software and other kinds of works.</text:p>
      <text:p text:style-name="P13">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Developers that use the GNU GPL protect your rights with two steps: (1) assert copyright on the software, and (2) offer you this License giving you legal permission to copy, distribute and/or modify it.</text:p>
      <text:p text:style-name="P13">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3">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The precise terms and conditions for copying, distribution and modification follow.</text:p>
      <text:list xml:id="list1655278169" text:continue-numbering="true" text:style-name="Outline">
        <text:list-item>
          <text:list>
            <text:list-item>
              <text:list>
                <text:list-item>
                  <text:h text:style-name="P47" text:outline-level="3"><text:bookmark-start text:name="__RefHeading__54251_1614059384"/><text:bookmark text:name="terms"/>TERMS AND CONDITIONS<text:bookmark-end text:name="__RefHeading__54251_1614059384"/></text:h>
                  <text:list>
                    <text:list-item>
                      <text:h text:style-name="P57"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3">“This License” refers to version 3 of the GNU General Public License.</text:p>
      <text:p text:style-name="P13">“Copyright” also means copyright-like laws that apply to other kinds of works, such as semiconductor masks.</text:p>
      <text:p text:style-name="P13">“The Program” refers to any copyrightable work licensed under this License. Each licensee is addressed as “you”. “Licensees” and “recipients” may be individuals or organizations.</text:p>
      <text:p text:style-name="P13">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A “covered work” means either the unmodified Program or a work based on the Program.</text:p>
      <text:p text:style-name="P13">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text:soft-page-break/>To “convey” a work means any kind of propagation that enables other parties to make or receive copies. Mere interaction with a user through a computer network, with no transfer of a copy, is not conveying.</text:p>
      <text:p text:style-name="P1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2125233151" text:continue-numbering="true" text:style-name="Outline">
        <text:list-item>
          <text:list>
            <text:list-item>
              <text:list>
                <text:list-item>
                  <text:list>
                    <text:list-item>
                      <text:h text:style-name="P57"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3">The “source code” for a work means the preferred form of the work for making modifications to it. “Object code” means any non-source form of a work.</text:p>
      <text:p text:style-name="P1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The Corresponding Source need not include anything that users can regenerate automatically from other parts of the Corresponding Source.</text:p>
      <text:p text:style-name="P13">The Corresponding Source for a work in source code form is that same work.</text:p>
      <text:list xml:id="list663446551" text:continue-numbering="true" text:style-name="Outline">
        <text:list-item>
          <text:list>
            <text:list-item>
              <text:list>
                <text:list-item>
                  <text:list>
                    <text:list-item>
                      <text:h text:style-name="P57" text:outline-level="4"><text:bookmark-start text:name="__RefHeading__54257_1614059384"/><text:soft-page-break/>2. Basic Permissions.<text:bookmark-end text:name="__RefHeading__54257_1614059384"/></text:h>
                    </text:list-item>
                  </text:list>
                </text:list-item>
              </text:list>
            </text:list-item>
          </text:list>
        </text:list-item>
      </text:list>
      <text:p text:style-name="P13">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3">Conveying under any other circumstances is permitted solely under the conditions stated below. Sublicensing is not allowed; section 10 makes it unnecessary.</text:p>
      <text:list xml:id="list1487239257" text:continue-numbering="true" text:style-name="Outline">
        <text:list-item>
          <text:list>
            <text:list-item>
              <text:list>
                <text:list-item>
                  <text:list>
                    <text:list-item>
                      <text:h text:style-name="P57"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870157867" text:continue-numbering="true" text:style-name="Outline">
        <text:list-item>
          <text:list>
            <text:list-item>
              <text:list>
                <text:list-item>
                  <text:list>
                    <text:list-item>
                      <text:h text:style-name="P57"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text:soft-page-break/>You may charge any price or no price for each copy that you convey, and you may offer support or warranty protection for a fee.</text:p>
      <text:list xml:id="list815136806" text:continue-numbering="true" text:style-name="Outline">
        <text:list-item>
          <text:list>
            <text:list-item>
              <text:list>
                <text:list-item>
                  <text:list>
                    <text:list-item>
                      <text:h text:style-name="P57" text:outline-level="4"><text:bookmark-start text:name="__RefHeading__54263_1614059384"/>5. Conveying Modified Source Versions.<text:bookmark-end text:name="__RefHeading__54263_1614059384"/></text:h>
                    </text:list-item>
                  </text:list>
                </text:list-item>
              </text:list>
            </text:list-item>
          </text:list>
        </text:list-item>
      </text:list>
      <text:p text:style-name="P13">You may convey a work based on the Program, or the modifications to produce it from the Program, in the form of source code under the terms of section 4, provided that you also meet all of these conditions:</text:p>
      <text:list xml:id="list3351941840331462593" text:style-name="L11">
        <text:list-item>
          <text:p text:style-name="P43">a) The work must carry prominent notices stating that you modified it, and giving a relevant date. </text:p>
        </text:list-item>
        <text:list-item>
          <text:p text:style-name="P43">b) The work must carry prominent notices stating that it is released under this License and any conditions added under section 7. This requirement modifies the requirement in section 4 to “keep intact all notices”. </text:p>
        </text:list-item>
        <text:list-item>
          <text:p text:style-name="P4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3">d) If the work has interactive user interfaces, each must display Appropriate Legal Notices; however, if the Program has interactive interfaces that do not display Appropriate Legal Notices, your work need not make them do so. </text:p>
        </text:list-item>
      </text:list>
      <text:p text:style-name="P13">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295233570" text:continue-list="list815136806" text:style-name="Outline">
        <text:list-item>
          <text:list>
            <text:list-item>
              <text:list>
                <text:list-item>
                  <text:list>
                    <text:list-item>
                      <text:h text:style-name="P57" text:outline-level="4"><text:bookmark-start text:name="__RefHeading__54265_1614059384"/>6. Conveying Non-Source Forms.<text:bookmark-end text:name="__RefHeading__54265_1614059384"/></text:h>
                    </text:list-item>
                  </text:list>
                </text:list-item>
              </text:list>
            </text:list-item>
          </text:list>
        </text:list-item>
      </text:list>
      <text:p text:style-name="P13">You may convey a covered work in object code form under the terms of sections 4 and 5, provided that you also convey the machine-readable Corresponding Source under the terms of this License, in one of these ways:</text:p>
      <text:list xml:id="list6421319020052716818" text:style-name="L12">
        <text:list-item>
          <text:p text:style-name="P44">a) Convey the object code in, or embodied in, a physical product (including a physical distribution medium), accompanied by the Corresponding Source fixed on a durable physical medium customarily used for software interchange. </text:p>
        </text:list-item>
        <text:list-item>
          <text:p text:style-name="P44">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4">e) Convey the object code using peer-to-peer transmission, provided you inform other peers where the object code and Corresponding Source of the work are being offered to the general public at no charge under subsection 6d. </text:p>
        </text:list-item>
      </text:list>
      <text:p text:style-name="P13">A separable portion of the object code, whose source code is excluded from the Corresponding Source as a System Library, need not be included in conveying the object code work.</text:p>
      <text:p text:style-name="P13">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537308491" text:continue-list="list1295233570" text:style-name="Outline">
        <text:list-item>
          <text:list>
            <text:list-item>
              <text:list>
                <text:list-item>
                  <text:list>
                    <text:list-item>
                      <text:h text:style-name="P57" text:outline-level="4"><text:bookmark-start text:name="__RefHeading__54267_1614059384"/>7. Additional Terms.<text:bookmark-end text:name="__RefHeading__54267_1614059384"/></text:h>
                    </text:list-item>
                  </text:list>
                </text:list-item>
              </text:list>
            </text:list-item>
          </text:list>
        </text:list-item>
      </text:list>
      <text:p text:style-name="P13">“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text:soft-page-break/>Notwithstanding any other provision of this License, for material you add to a covered work, you may (if authorized by the copyright holders of that material) supplement the terms of this License with terms:</text:p>
      <text:list xml:id="list1682811498192753510" text:style-name="L13">
        <text:list-item>
          <text:p text:style-name="P45">a) Disclaiming warranty or limiting liability differently from the terms of sections 15 and 16 of this License; or </text:p>
        </text:list-item>
        <text:list-item>
          <text:p text:style-name="P45">b) Requiring preservation of specified reasonable legal notices or author attributions in that material or in the Appropriate Legal Notices displayed by works containing it; or </text:p>
        </text:list-item>
        <text:list-item>
          <text:p text:style-name="P45">c) Prohibiting misrepresentation of the origin of that material, or requiring that modified versions of such material be marked in reasonable ways as different from the original version; or </text:p>
        </text:list-item>
        <text:list-item>
          <text:p text:style-name="P45">d) Limiting the use for publicity purposes of names of licensors or authors of the material; or </text:p>
        </text:list-item>
        <text:list-item>
          <text:p text:style-name="P45">e) Declining to grant rights under trademark law for use of some trade names, trademarks, or service marks; or </text:p>
        </text:list-item>
        <text:list-item>
          <text:p text:style-name="P3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If you add terms to a covered work in accord with this section, you must place, in the relevant source files, a statement of the additional terms that apply to those files, or a notice indicating where to find the applicable terms.</text:p>
      <text:p text:style-name="P13">Additional terms, permissive or non-permissive, may be stated in the form of a separately written license, or stated as exceptions; the above requirements apply either way.</text:p>
      <text:list xml:id="list1064718532" text:continue-list="list1537308491" text:style-name="Outline">
        <text:list-item>
          <text:list>
            <text:list-item>
              <text:list>
                <text:list-item>
                  <text:list>
                    <text:list-item>
                      <text:h text:style-name="P57" text:outline-level="4"><text:bookmark-start text:name="__RefHeading__54269_1614059384"/>8. Termination.<text:bookmark-end text:name="__RefHeading__54269_1614059384"/></text:h>
                    </text:list-item>
                  </text:list>
                </text:list-item>
              </text:list>
            </text:list-item>
          </text:list>
        </text:list-item>
      </text:list>
      <text:p text:style-name="P13">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106608336" text:continue-numbering="true" text:style-name="Outline">
        <text:list-item>
          <text:list>
            <text:list-item>
              <text:list>
                <text:list-item>
                  <text:list>
                    <text:list-item>
                      <text:h text:style-name="P57"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3">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736331451" text:continue-numbering="true" text:style-name="Outline">
        <text:list-item>
          <text:list>
            <text:list-item>
              <text:list>
                <text:list-item>
                  <text:list>
                    <text:list-item>
                      <text:h text:style-name="P5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3">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067996155" text:continue-numbering="true" text:style-name="Outline">
        <text:list-item>
          <text:list>
            <text:list-item>
              <text:list>
                <text:list-item>
                  <text:list>
                    <text:list-item>
                      <text:h text:style-name="P57"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3">A “contributor” is a copyright holder who authorizes use under this License of the Program or a work on which the Program is based. The work thus licensed is called the contributor's “contributor version”.</text:p>
      <text:p text:style-name="P13">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Each contributor grants you a non-exclusive, worldwide, royalty-free patent license under the contributor's essential patent claims, to make, use, sell, offer for sale, import and otherwise run, modify and propagate the contents of its contributor version.</text:p>
      <text:p text:style-name="P13">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3">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Nothing in this License shall be construed as excluding or limiting any implied license or other defenses to infringement that may otherwise be available to you under applicable patent law.</text:p>
      <text:list xml:id="list738026903" text:continue-numbering="true" text:style-name="Outline">
        <text:list-item>
          <text:list>
            <text:list-item>
              <text:list>
                <text:list-item>
                  <text:list>
                    <text:list-item>
                      <text:h text:style-name="P57"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3">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639461526" text:continue-numbering="true" text:style-name="Outline">
        <text:list-item>
          <text:list>
            <text:list-item>
              <text:list>
                <text:list-item>
                  <text:list>
                    <text:list-item>
                      <text:h text:style-name="P5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3">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046468302" text:continue-numbering="true" text:style-name="Outline">
        <text:list-item>
          <text:list>
            <text:list-item>
              <text:list>
                <text:list-item>
                  <text:list>
                    <text:list-item>
                      <text:h text:style-name="P57"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3">The Free Software Foundation may publish revised and/or new versions of the GNU General Public License from time to time. Such new versions will be similar in spirit to the present version, but may differ in detail to address new problems or concerns.</text:p>
      <text:p text:style-name="P13">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3">If the Program specifies that a proxy can decide which future versions of the GNU General Public License can be used, that proxy's public statement of acceptance of a version permanently authorizes you to choose that version for the Program.</text:p>
      <text:p text:style-name="P13">Later license versions may give you additional or different permissions. However, no additional obligations are imposed on any author or copyright holder as a result of your choosing to follow a later version.</text:p>
      <text:list xml:id="list663614667" text:continue-numbering="true" text:style-name="Outline">
        <text:list-item>
          <text:list>
            <text:list-item>
              <text:list>
                <text:list-item>
                  <text:list>
                    <text:list-item>
                      <text:h text:style-name="P57"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3">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982380511" text:continue-numbering="true" text:style-name="Outline">
        <text:list-item>
          <text:list>
            <text:list-item>
              <text:list>
                <text:list-item>
                  <text:list>
                    <text:list-item>
                      <text:h text:style-name="P57" text:outline-level="4"><text:bookmark-start text:name="__RefHeading__54285_1614059384"/>16. Limitation of Liability.<text:bookmark-end text:name="__RefHeading__54285_1614059384"/></text:h>
                    </text:list-item>
                  </text:list>
                </text:list-item>
              </text:list>
            </text:list-item>
          </text:list>
        </text:list-item>
      </text:list>
      <text:p text:style-name="P13">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86758250" text:continue-numbering="true" text:style-name="Outline">
        <text:list-item>
          <text:list>
            <text:list-item>
              <text:list>
                <text:list-item>
                  <text:list>
                    <text:list-item>
                      <text:h text:style-name="P57"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3">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END OF TERMS AND CONDITION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6"><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15T22:27:32</dc:date>
    <dc:creator>Romana Boldt</dc:creator>
    <meta:editing-duration>P21DT10H4M14S</meta:editing-duration>
    <meta:editing-cycles>476</meta:editing-cycles>
    <meta:generator>OpenOffice/4.1.6$Unix OpenOffice.org_project/416m1$Build-9790</meta:generator>
    <meta:printed-by>Romana Boldt</meta:printed-by>
    <meta:print-date>2014-07-31T16:12:20</meta:print-date>
    <meta:document-statistic meta:table-count="0" meta:image-count="1" meta:object-count="0" meta:page-count="97" meta:paragraph-count="1076" meta:word-count="27106" meta:character-count="184546"/>
  </office:meta>
</office:document-meta>
</file>